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1" style:family="text">
      <style:text-properties style:font-name="Times New Roman" fo:font-size="14pt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_GoBack"/><text:span text:style-name="T1">ГЛАВА ПЕРВАЯ</text:span></text:p>
      <text:p text:style-name="Standard"><text:span text:style-name="T1"> </text:span></text:p>
      <text:p text:style-name="Standard"><text:span text:style-name="T1"> </text:span></text:p>
      <text:p text:style-name="Standard"><text:span text:style-name="T1">И жить торопится и чувствовать спешит.</text:span></text:p>
      <text:p text:style-name="Standard"><text:span text:style-name="T1">Кн. Вяземский.</text:span></text:p>
      <text:p text:style-name="Standard"><text:span text:style-name="T1">I.</text:span></text:p>
      <text:p text:style-name="Standard"><text:span text:style-name="T1"> </text:span></text:p>
      <text:p text:style-name="Standard"><text:span text:style-name="T1">"Мой дядя самых честных правил,</text:span></text:p>
      <text:p text:style-name="Standard"><text:span text:style-name="T1">Когда не в шутку занемог,</text:span></text:p>
      <text:p text:style-name="Standard"><text:span text:style-name="T1">Он уважать себя заставил</text:span></text:p>
      <text:p text:style-name="Standard"><text:span text:style-name="T1">И лучше выдумать не мог.</text:span></text:p>
      <text:p text:style-name="Standard"><text:span text:style-name="T1">Его пример другим наука;</text:span></text:p>
      <text:p text:style-name="Standard"><text:span text:style-name="T1">Но, боже мой, какая скука</text:span></text:p>
      <text:p text:style-name="Standard"><text:span text:style-name="T1">С больным сидеть и день и ночь,</text:span></text:p>
      <text:p text:style-name="Standard"><text:span text:style-name="T1">Не отходя ни шагу прочь!</text:span></text:p>
      <text:p text:style-name="Standard"><text:span text:style-name="T1">Какое низкое коварство</text:span></text:p>
      <text:p text:style-name="Standard"><text:span text:style-name="T1">Полу-живого забавлять,</text:span></text:p>
      <text:p text:style-name="Standard"><text:span text:style-name="T1">Ему подушки поправлять,</text:span></text:p>
      <text:p text:style-name="Standard"><text:span text:style-name="T1">Печально подносить лекарство,</text:span></text:p>
      <text:p text:style-name="Standard"><text:span text:style-name="T1">Вздыхать и думать про себя:</text:span></text:p>
      <text:p text:style-name="Standard"><text:span text:style-name="T1">Когда же чёрт возьмёт тебя!"</text:span></text:p>
      <text:p text:style-name="Standard"><text:span text:style-name="T1"> </text:span></text:p>
      <text:p text:style-name="Standard"><text:span text:style-name="T1">II.</text:span></text:p>
      <text:p text:style-name="Standard"><text:span text:style-name="T1"> </text:span></text:p>
      <text:p text:style-name="Standard"><text:span text:style-name="T1">Так думал молодой повеса,</text:span></text:p>
      <text:p text:style-name="Standard"><text:soft-page-break/><text:span text:style-name="T1">Летя в пыли на почтовых,</text:span></text:p>
      <text:p text:style-name="Standard"><text:span text:style-name="T1">Всевышней волею Зевеса</text:span></text:p>
      <text:p text:style-name="Standard"><text:span text:style-name="T1">Наследник всех своих родных.</text:span></text:p>
      <text:p text:style-name="Standard"><text:span text:style-name="T1">Друзья Людмилы и Руслана!</text:span></text:p>
      <text:p text:style-name="Standard"><text:span text:style-name="T1">С героем моего романа</text:span></text:p>
      <text:p text:style-name="Standard"><text:span text:style-name="T1">Без предисловий, сей же час</text:span></text:p>
      <text:p text:style-name="Standard"><text:span text:style-name="T1">Позвольте познакомить вас:</text:span></text:p>
      <text:p text:style-name="Standard"><text:span text:style-name="T1">Онегин, добрый мой приятель,</text:span></text:p>
      <text:p text:style-name="Standard"><text:span text:style-name="T1">Родился на брегах Невы,</text:span></text:p>
      <text:p text:style-name="Standard"><text:span text:style-name="T1">Где, может быть, родились вы</text:span></text:p>
      <text:p text:style-name="Standard"><text:span text:style-name="T1">Или блистали, мой читатель;</text:span></text:p>
      <text:p text:style-name="Standard"><text:span text:style-name="T1">Там некогда гулял и я:</text:span></text:p>
      <text:p text:style-name="Standard"><text:span text:style-name="T1">Но вреден север для меня.</text:span></text:p>
      <text:p text:style-name="Standard"><text:span text:style-name="T1"> </text:span></text:p>
      <text:p text:style-name="Standard"><text:span text:style-name="T1">III.</text:span></text:p>
      <text:p text:style-name="Standard"><text:span text:style-name="T1"> </text:span></text:p>
      <text:p text:style-name="Standard"><text:span text:style-name="T1">Служив отлично-благородно,</text:span></text:p>
      <text:p text:style-name="Standard"><text:span text:style-name="T1">Долгами жил его отец,</text:span></text:p>
      <text:p text:style-name="Standard"><text:span text:style-name="T1">Давал три бала ежегодно</text:span></text:p>
      <text:p text:style-name="Standard"><text:span text:style-name="T1">И промотался наконец.</text:span></text:p>
      <text:p text:style-name="Standard"><text:span text:style-name="T1">Судьба Евгения хранила:</text:span></text:p>
      <text:p text:style-name="Standard"><text:span text:style-name="T1">Сперва Madame за ним ходила,</text:span></text:p>
      <text:p text:style-name="Standard"><text:span text:style-name="T1">Потом Monsieur ее сменил.</text:span></text:p>
      <text:p text:style-name="Standard"><text:span text:style-name="T1">Ребенок был резов, но мил.</text:span></text:p>
      <text:p text:style-name="Standard"><text:span text:style-name="T1">Monsieur l'Abbé, француз убогой,</text:span></text:p>
      <text:p text:style-name="Standard"><text:soft-page-break/><text:span text:style-name="T1">Чтоб не измучилось дитя,</text:span></text:p>
      <text:p text:style-name="Standard"><text:span text:style-name="T1">Учил его всему шутя,</text:span></text:p>
      <text:p text:style-name="Standard"><text:span text:style-name="T1">Не докучал моралью строгой,</text:span></text:p>
      <text:p text:style-name="Standard"><text:span text:style-name="T1">Слегка за шалости бранил</text:span></text:p>
      <text:p text:style-name="Standard"><text:span text:style-name="T1">И в Летний сад гулять водил.</text:span></text:p>
      <text:p text:style-name="Standard"><text:span text:style-name="T1"> </text:span></text:p>
      <text:p text:style-name="Standard"><text:span text:style-name="T1">IV.</text:span></text:p>
      <text:p text:style-name="Standard"><text:span text:style-name="T1"> </text:span></text:p>
      <text:p text:style-name="Standard"><text:span text:style-name="T1">Когда же юности мятежной</text:span></text:p>
      <text:p text:style-name="Standard"><text:span text:style-name="T1">Пришла Евгению пора,</text:span></text:p>
      <text:p text:style-name="Standard"><text:span text:style-name="T1">Пора надежд и грусти нежной,</text:span></text:p>
      <text:p text:style-name="Standard"><text:span text:style-name="T1">Monsieur прогнали со двора.</text:span></text:p>
      <text:p text:style-name="Standard"><text:span text:style-name="T1">Вот мой Онегин на свободе;</text:span></text:p>
      <text:p text:style-name="Standard"><text:span text:style-name="T1">Острижен по последней моде;</text:span></text:p>
      <text:p text:style-name="Standard"><text:span text:style-name="T1">Как dandy лондонский одет -</text:span></text:p>
      <text:p text:style-name="Standard"><text:span text:style-name="T1">И наконец увидел свет.</text:span></text:p>
      <text:p text:style-name="Standard"><text:span text:style-name="T1">Он по-французски совершенно</text:span></text:p>
      <text:p text:style-name="Standard"><text:span text:style-name="T1">Мог изъясняться и писал;</text:span></text:p>
      <text:p text:style-name="Standard"><text:span text:style-name="T1">Легко мазурку танцевал</text:span></text:p>
      <text:p text:style-name="Standard"><text:span text:style-name="T1">И кланялся непринужденно;</text:span></text:p>
      <text:p text:style-name="Standard"><text:span text:style-name="T1">Чего ж вам больше? Свет решил,</text:span></text:p>
      <text:p text:style-name="Standard"><text:span text:style-name="T1">Что он умен и очень мил.</text:span></text:p>
      <text:p text:style-name="Standard"><text:span text:style-name="T1"> </text:span></text:p>
      <text:p text:style-name="Standard"><text:span text:style-name="T1">V.</text:span></text:p>
      <text:p text:style-name="Standard"><text:span text:style-name="T1"> </text:span></text:p>
      <text:p text:style-name="Standard"><text:soft-page-break/><text:span text:style-name="T1">Мы все учились понемногу</text:span></text:p>
      <text:p text:style-name="Standard"><text:span text:style-name="T1">Чему-нибудь и как-нибудь,</text:span></text:p>
      <text:p text:style-name="Standard"><text:span text:style-name="T1">Так воспитаньем, слава богу,</text:span></text:p>
      <text:p text:style-name="Standard"><text:span text:style-name="T1">У нас немудрено блеснуть.</text:span></text:p>
      <text:p text:style-name="Standard"><text:span text:style-name="T1">Онегин был, по мненью многих</text:span></text:p>
      <text:p text:style-name="Standard"><text:span text:style-name="T1">(Судей решительных и строгих)</text:span></text:p>
      <text:p text:style-name="Standard"><text:span text:style-name="T1">Ученый малый, но педант:</text:span></text:p>
      <text:p text:style-name="Standard"><text:span text:style-name="T1">Имел он счастливый талант</text:span></text:p>
      <text:p text:style-name="Standard"><text:span text:style-name="T1">Без принужденья в разговоре</text:span></text:p>
      <text:p text:style-name="Standard"><text:span text:style-name="T1">Коснуться до всего слегка,</text:span></text:p>
      <text:p text:style-name="Standard"><text:span text:style-name="T1">С ученым видом знатока</text:span></text:p>
      <text:p text:style-name="Standard"><text:span text:style-name="T1">Хранить молчанье в важном споре</text:span></text:p>
      <text:p text:style-name="Standard"><text:span text:style-name="T1">И возбуждать улыбку дам</text:span></text:p>
      <text:p text:style-name="Standard"><text:span text:style-name="T1">Огнем нежданных эпиграмм.</text:span></text:p>
      <text:p text:style-name="Standard"><text:span text:style-name="T1"> </text:span></text:p>
      <text:p text:style-name="Standard"><text:span text:style-name="T1">VI.</text:span></text:p>
      <text:p text:style-name="Standard"><text:span text:style-name="T1"> </text:span></text:p>
      <text:p text:style-name="Standard"><text:span text:style-name="T1">Латынь из моды вышла ныне:</text:span></text:p>
      <text:p text:style-name="Standard"><text:span text:style-name="T1">Так, если правду вам сказать,</text:span></text:p>
      <text:p text:style-name="Standard"><text:span text:style-name="T1">Он знал довольно по-латыне,</text:span></text:p>
      <text:p text:style-name="Standard"><text:span text:style-name="T1">Чтоб эпиграфы разбирать,</text:span></text:p>
      <text:p text:style-name="Standard"><text:span text:style-name="T1">Потолковать об Ювенале,</text:span></text:p>
      <text:p text:style-name="Standard"><text:span text:style-name="T1">В конце письма поставить vale,</text:span></text:p>
      <text:p text:style-name="Standard"><text:span text:style-name="T1">Да помнил, хоть не без греха,</text:span></text:p>
      <text:p text:style-name="Standard"><text:span text:style-name="T1">Из Энеиды два стиха.</text:span></text:p>
      <text:p text:style-name="Standard"><text:soft-page-break/><text:span text:style-name="T1">Он рыться не имел охоты</text:span></text:p>
      <text:p text:style-name="Standard"><text:span text:style-name="T1">В хронологической пыли</text:span></text:p>
      <text:p text:style-name="Standard"><text:span text:style-name="T1">Бытописания земли;</text:span></text:p>
      <text:p text:style-name="Standard"><text:span text:style-name="T1">Но дней минувших анекдоты</text:span></text:p>
      <text:p text:style-name="Standard"><text:span text:style-name="T1">От Ромула до наших дней</text:span></text:p>
      <text:p text:style-name="Standard"><text:span text:style-name="T1">Хранил он в памяти своей.</text:span></text:p>
      <text:p text:style-name="Standard"><text:span text:style-name="T1"> </text:span></text:p>
      <text:p text:style-name="Standard"><text:span text:style-name="T1">VII.</text:span></text:p>
      <text:p text:style-name="Standard"><text:span text:style-name="T1"> </text:span></text:p>
      <text:p text:style-name="Standard"><text:span text:style-name="T1">Высокой страсти не имея</text:span></text:p>
      <text:p text:style-name="Standard"><text:span text:style-name="T1">Для звуков жизни не щадить,</text:span></text:p>
      <text:p text:style-name="Standard"><text:span text:style-name="T1">Не мог он ямба от хорея,</text:span></text:p>
      <text:p text:style-name="Standard"><text:span text:style-name="T1">Как мы ни бились, отличить.</text:span></text:p>
      <text:p text:style-name="Standard"><text:span text:style-name="T1">Бранил Гомера, Феокрита;</text:span></text:p>
      <text:p text:style-name="Standard"><text:span text:style-name="T1">Зато читал Адама Смита,</text:span></text:p>
      <text:p text:style-name="Standard"><text:span text:style-name="T1">И был глубокий эконом,</text:span></text:p>
      <text:p text:style-name="Standard"><text:span text:style-name="T1">То есть, умел судить о том,</text:span></text:p>
      <text:p text:style-name="Standard"><text:span text:style-name="T1">Как государство богатеет,</text:span></text:p>
      <text:p text:style-name="Standard"><text:span text:style-name="T1">И чем живет, и почему</text:span></text:p>
      <text:p text:style-name="Standard"><text:span text:style-name="T1">Не нужно золота ему,</text:span></text:p>
      <text:p text:style-name="Standard"><text:span text:style-name="T1">Когда простой продукт имеет.</text:span></text:p>
      <text:p text:style-name="Standard"><text:span text:style-name="T1">Отец понять его не мог</text:span></text:p>
      <text:p text:style-name="Standard"><text:span text:style-name="T1">И земли отдавал в залог.</text:span></text:p>
      <text:p text:style-name="Standard"><text:span text:style-name="T1"> </text:span></text:p>
      <text:p text:style-name="Standard"><text:span text:style-name="T1">VIII.</text:span></text:p>
      <text:p text:style-name="Standard"><text:soft-page-break/><text:span text:style-name="T1"> </text:span></text:p>
      <text:p text:style-name="Standard"><text:span text:style-name="T1">Всего, что знал еще Евгений,</text:span></text:p>
      <text:p text:style-name="Standard"><text:span text:style-name="T1">Пересказать мне недосуг;</text:span></text:p>
      <text:p text:style-name="Standard"><text:span text:style-name="T1">Но в чем он истинный был гений,</text:span></text:p>
      <text:p text:style-name="Standard"><text:span text:style-name="T1">Что знал он тверже всех наук,</text:span></text:p>
      <text:p text:style-name="Standard"><text:span text:style-name="T1">Что было для него измлада</text:span></text:p>
      <text:p text:style-name="Standard"><text:span text:style-name="T1">И труд и мука и отрада,</text:span></text:p>
      <text:p text:style-name="Standard"><text:span text:style-name="T1">Что занимало целый день</text:span></text:p>
      <text:p text:style-name="Standard"><text:span text:style-name="T1">Его тоскующую лень, --</text:span></text:p>
      <text:p text:style-name="Standard"><text:span text:style-name="T1">Была наука страсти нежной,</text:span></text:p>
      <text:p text:style-name="Standard"><text:span text:style-name="T1">Которую воспел Назон,</text:span></text:p>
      <text:p text:style-name="Standard"><text:span text:style-name="T1">За что страдальцем кончил он</text:span></text:p>
      <text:p text:style-name="Standard"><text:span text:style-name="T1">Свой век блестящий и мятежный</text:span></text:p>
      <text:p text:style-name="Standard"><text:span text:style-name="T1">В Молдавии, в глуши степей,</text:span></text:p>
      <text:p text:style-name="Standard"><text:span text:style-name="T1">Вдали Италии своей.</text:span></text:p>
      <text:p text:style-name="Standard"><text:span text:style-name="T1"> IX.</text:span></text:p>
      <text:p text:style-name="Standard"><text:span text:style-name="T1"> </text:span></text:p>
      <text:p text:style-name="Standard"><text:span text:style-name="T1">. . . . . . . . . . . . . . .</text:span></text:p>
      <text:p text:style-name="Standard"><text:span text:style-name="T1">. . . . . . . . . . . . . . .</text:span></text:p>
      <text:p text:style-name="Standard"><text:span text:style-name="T1">. . . . . . . . . . . . . . .</text:span></text:p>
      <text:p text:style-name="Standard"><text:span text:style-name="T1">. . . . . . . . . . . . . . .</text:span></text:p>
      <text:p text:style-name="Standard"><text:span text:style-name="T1"> </text:span></text:p>
      <text:p text:style-name="Standard"><text:span text:style-name="T1">X.</text:span></text:p>
      <text:p text:style-name="Standard"><text:span text:style-name="T1"> </text:span></text:p>
      <text:p text:style-name="Standard"><text:span text:style-name="T1">Как рано мог он лицемерить,</text:span></text:p>
      <text:p text:style-name="Standard"><text:soft-page-break/><text:span text:style-name="T1">Таить надежду, ревновать,</text:span></text:p>
      <text:p text:style-name="Standard"><text:span text:style-name="T1">Разуверять, заставить верить,</text:span></text:p>
      <text:p text:style-name="Standard"><text:span text:style-name="T1">Казаться мрачным, изнывать,</text:span></text:p>
      <text:p text:style-name="Standard"><text:span text:style-name="T1">Являться гордым и послушным,</text:span></text:p>
      <text:p text:style-name="Standard"><text:span text:style-name="T1">Внимательным иль равнодушным!</text:span></text:p>
      <text:p text:style-name="Standard"><text:span text:style-name="T1">Как томно был он молчалив,</text:span></text:p>
      <text:p text:style-name="Standard"><text:span text:style-name="T1">Как пламенно красноречив,</text:span></text:p>
      <text:p text:style-name="Standard"><text:span text:style-name="T1">В сердечных письмах как небрежен!</text:span></text:p>
      <text:p text:style-name="Standard"><text:span text:style-name="T1">Одним дыша, одно любя,</text:span></text:p>
      <text:p text:style-name="Standard"><text:span text:style-name="T1">Как он умел забыть себя!</text:span></text:p>
      <text:p text:style-name="Standard"><text:span text:style-name="T1">Как взор его был быстр и нежен,</text:span></text:p>
      <text:p text:style-name="Standard"><text:span text:style-name="T1">Стыдлив и дерзок, а порой</text:span></text:p>
      <text:p text:style-name="Standard"><text:span text:style-name="T1">Блистал послушною слезой!</text:span></text:p>
      <text:p text:style-name="Standard"><text:span text:style-name="T1"> </text:span></text:p>
      <text:p text:style-name="Standard"><text:span text:style-name="T1">XI.</text:span></text:p>
      <text:p text:style-name="Standard"><text:span text:style-name="T1"> </text:span></text:p>
      <text:p text:style-name="Standard"><text:span text:style-name="T1">Как он умел казаться новым,</text:span></text:p>
      <text:p text:style-name="Standard"><text:span text:style-name="T1">Шутя невинность изумлять,</text:span></text:p>
      <text:p text:style-name="Standard"><text:span text:style-name="T1">Пугать отчаяньем готовым,</text:span></text:p>
      <text:p text:style-name="Standard"><text:span text:style-name="T1">Приятной лестью забавлять,</text:span></text:p>
      <text:p text:style-name="Standard"><text:span text:style-name="T1">Ловить минуту умиленья,</text:span></text:p>
      <text:p text:style-name="Standard"><text:span text:style-name="T1">Невинных лет предубежденья</text:span></text:p>
      <text:p text:style-name="Standard"><text:span text:style-name="T1">Умом и страстью побеждать,</text:span></text:p>
      <text:p text:style-name="Standard"><text:span text:style-name="T1">Невольной ласки ожидать,</text:span></text:p>
      <text:p text:style-name="Standard"><text:span text:style-name="T1">Молить и требовать признанья,</text:span></text:p>
      <text:p text:style-name="Standard"><text:soft-page-break/><text:span text:style-name="T1">Подслушать сердца первый звук,</text:span></text:p>
      <text:p text:style-name="Standard"><text:span text:style-name="T1">Преследовать любовь, и вдруг</text:span></text:p>
      <text:p text:style-name="Standard"><text:span text:style-name="T1">Добиться тайного свиданья...</text:span></text:p>
      <text:p text:style-name="Standard"><text:span text:style-name="T1">И после ей наедине</text:span></text:p>
      <text:p text:style-name="Standard"><text:span text:style-name="T1">Давать уроки в тишине!</text:span></text:p>
      <text:p text:style-name="Standard"><text:span text:style-name="T1"> </text:span></text:p>
      <text:p text:style-name="Standard"><text:span text:style-name="T1">XII.</text:span></text:p>
      <text:p text:style-name="Standard"><text:span text:style-name="T1"> </text:span></text:p>
      <text:p text:style-name="Standard"><text:span text:style-name="T1">Как рано мог уж он тревожить</text:span></text:p>
      <text:p text:style-name="Standard"><text:span text:style-name="T1">Сердца кокеток записных!</text:span></text:p>
      <text:p text:style-name="Standard"><text:span text:style-name="T1">Когда ж хотелось уничтожить</text:span></text:p>
      <text:p text:style-name="Standard"><text:span text:style-name="T1">Ему соперников своих,</text:span></text:p>
      <text:p text:style-name="Standard"><text:span text:style-name="T1">Как он язвительно злословил!</text:span></text:p>
      <text:p text:style-name="Standard"><text:span text:style-name="T1">Какие сети им готовил!</text:span></text:p>
      <text:p text:style-name="Standard"><text:span text:style-name="T1">Но вы, блаженные мужья,</text:span></text:p>
      <text:p text:style-name="Standard"><text:span text:style-name="T1">С ним оставались вы друзья:</text:span></text:p>
      <text:p text:style-name="Standard"><text:span text:style-name="T1">Его ласкал супруг лукавый,</text:span></text:p>
      <text:p text:style-name="Standard"><text:span text:style-name="T1">Фобласа давний ученик,</text:span></text:p>
      <text:p text:style-name="Standard"><text:span text:style-name="T1">И недоверчивый старик,</text:span></text:p>
      <text:p text:style-name="Standard"><text:span text:style-name="T1">И рогоносец величавый,</text:span></text:p>
      <text:p text:style-name="Standard"><text:span text:style-name="T1">Всегда довольный сам собой,</text:span></text:p>
      <text:p text:style-name="Standard"><text:span text:style-name="T1">Своим обедом и женой.</text:span></text:p>
      <text:p text:style-name="Standard"><text:span text:style-name="T1"> </text:span></text:p>
      <text:p text:style-name="Standard"><text:span text:style-name="T1">XIII. XIV.</text:span></text:p>
      <text:p text:style-name="Standard"><text:span text:style-name="T1"> </text:span></text:p>
      <text:p text:style-name="Standard"><text:soft-page-break/><text:span text:style-name="T1">. . . . . . . . . . . . . . .</text:span></text:p>
      <text:p text:style-name="Standard"><text:span text:style-name="T1">. . . . . . . . . . . . . . .</text:span></text:p>
      <text:p text:style-name="Standard"><text:span text:style-name="T1">. . . . . . . . . . . . . . .</text:span></text:p>
      <text:p text:style-name="Standard"><text:span text:style-name="T1">. . . . . . . . . . . . . . .</text:span></text:p>
      <text:p text:style-name="Standard"><text:span text:style-name="T1">. . . . . . . . . . . . . . .</text:span></text:p>
      <text:p text:style-name="Standard"><text:span text:style-name="T1">. . . . . . . . . . . . . . .</text:span></text:p>
      <text:p text:style-name="Standard"><text:span text:style-name="T1">. . . . . . . . . . . . . . .</text:span></text:p>
      <text:p text:style-name="Standard"><text:span text:style-name="T1">. . . . . . . . . . . . . . .</text:span></text:p>
      <text:p text:style-name="Standard"><text:span text:style-name="T1"> </text:span></text:p>
      <text:p text:style-name="Standard"><text:span text:style-name="T1">XV.</text:span></text:p>
      <text:p text:style-name="Standard"><text:span text:style-name="T1"> </text:span></text:p>
      <text:p text:style-name="Standard"><text:span text:style-name="T1">Бывало, он еще в постеле:</text:span></text:p>
      <text:p text:style-name="Standard"><text:span text:style-name="T1">К нему записочки несут.</text:span></text:p>
      <text:p text:style-name="Standard"><text:span text:style-name="T1">Что? Приглашенья? В самом деле,</text:span></text:p>
      <text:p text:style-name="Standard"><text:span text:style-name="T1">Три дома на вечер зовут:</text:span></text:p>
      <text:p text:style-name="Standard"><text:span text:style-name="T1">Там будет бал, там детский праздник.</text:span></text:p>
      <text:p text:style-name="Standard"><text:span text:style-name="T1">Куда ж поскачет мой проказник?</text:span></text:p>
      <text:p text:style-name="Standard"><text:span text:style-name="T1">С кого начнет он? Все равно:</text:span></text:p>
      <text:p text:style-name="Standard"><text:span text:style-name="T1">Везде поспеть немудрено.</text:span></text:p>
      <text:p text:style-name="Standard"><text:span text:style-name="T1">Покамест в утреннем уборе,</text:span></text:p>
      <text:p text:style-name="Standard"><text:span text:style-name="T1">Надев широкий боливар,</text:span></text:p>
      <text:p text:style-name="Standard"><text:span text:style-name="T1">Онегин едет на бульвар</text:span></text:p>
      <text:p text:style-name="Standard"><text:span text:style-name="T1">И там гуляет на просторе,</text:span></text:p>
      <text:p text:style-name="Standard"><text:span text:style-name="T1">Пока недремлющий брегет</text:span></text:p>
      <text:p text:style-name="Standard"><text:span text:style-name="T1">Не прозвонит ему обед.</text:span></text:p>
      <text:p text:style-name="Standard"><text:soft-page-break/><text:span text:style-name="T1"> </text:span></text:p>
      <text:p text:style-name="Standard"><text:span text:style-name="T1">XVI.</text:span></text:p>
      <text:p text:style-name="Standard"><text:span text:style-name="T1"> </text:span></text:p>
      <text:p text:style-name="Standard"><text:span text:style-name="T1">Уж тёмно: в санки он садится.</text:span></text:p>
      <text:p text:style-name="Standard"><text:span text:style-name="T1">"Пади, пади!" -- раздался крик;</text:span></text:p>
      <text:p text:style-name="Standard"><text:span text:style-name="T1">Морозной пылью серебрится</text:span></text:p>
      <text:p text:style-name="Standard"><text:span text:style-name="T1">Его бобровый воротник.</text:span></text:p>
      <text:p text:style-name="Standard"><text:span text:style-name="T1">К Talon помчался: он уверен,</text:span></text:p>
      <text:p text:style-name="Standard"><text:span text:style-name="T1">Что там уж ждет его Каверин.</text:span></text:p>
      <text:p text:style-name="Standard"><text:span text:style-name="T1">Вошел: и пробка в потолок,</text:span></text:p>
      <text:p text:style-name="Standard"><text:span text:style-name="T1">Вина кометы брызнул ток,</text:span></text:p>
      <text:p text:style-name="Standard"><text:span text:style-name="T1">Пред ним roast-beef окровавленный,</text:span></text:p>
      <text:p text:style-name="Standard"><text:span text:style-name="T1">И трюфли, роскошь юных лет,</text:span></text:p>
      <text:p text:style-name="Standard"><text:span text:style-name="T1">Французской кухни лучший цвет,</text:span></text:p>
      <text:p text:style-name="Standard"><text:span text:style-name="T1">И Стразбурга пирог нетленный</text:span></text:p>
      <text:p text:style-name="Standard"><text:span text:style-name="T1">Меж сыром Лимбургским живым</text:span></text:p>
      <text:p text:style-name="Standard"><text:span text:style-name="T1">И ананасом золотым.</text:span></text:p>
      <text:p text:style-name="Standard"><text:span text:style-name="T1"> </text:span></text:p>
      <text:p text:style-name="Standard"><text:span text:style-name="T1">XVII.</text:span></text:p>
      <text:p text:style-name="Standard"><text:span text:style-name="T1"> </text:span></text:p>
      <text:p text:style-name="Standard"><text:span text:style-name="T1">Еще бокалов жажда просит</text:span></text:p>
      <text:p text:style-name="Standard"><text:span text:style-name="T1">Залить горячий жир котлет,</text:span></text:p>
      <text:p text:style-name="Standard"><text:span text:style-name="T1">Но звон брегета им доносит,</text:span></text:p>
      <text:p text:style-name="Standard"><text:span text:style-name="T1">Что новый начался балет.</text:span></text:p>
      <text:p text:style-name="Standard"><text:span text:style-name="T1">Театра злой законодатель,</text:span></text:p>
      <text:p text:style-name="Standard"><text:soft-page-break/><text:span text:style-name="T1">Непостоянный обожатель</text:span></text:p>
      <text:p text:style-name="Standard"><text:span text:style-name="T1">Очаровательных актрис,</text:span></text:p>
      <text:p text:style-name="Standard"><text:span text:style-name="T1">Почетный гражданин кулис,</text:span></text:p>
      <text:p text:style-name="Standard"><text:span text:style-name="T1">Онегин полетел к театру,</text:span></text:p>
      <text:p text:style-name="Standard"><text:span text:style-name="T1">Где каждый, вольностью дыша,</text:span></text:p>
      <text:p text:style-name="Standard"><text:span text:style-name="T1">Готов охлопать entrechat,</text:span></text:p>
      <text:p text:style-name="Standard"><text:span text:style-name="T1">Обшикать Федру, Клеопатру,</text:span></text:p>
      <text:p text:style-name="Standard"><text:span text:style-name="T1">Моину вызвать (для того,</text:span></text:p>
      <text:p text:style-name="Standard"><text:span text:style-name="T1">Чтоб только слышали его).</text:span></text:p>
      <text:p text:style-name="Standard"><text:span text:style-name="T1"> </text:span></text:p>
      <text:p text:style-name="Standard"><text:span text:style-name="T1">XVIII.</text:span></text:p>
      <text:p text:style-name="Standard"><text:span text:style-name="T1"> </text:span></text:p>
      <text:p text:style-name="Standard"><text:span text:style-name="T1">Волшебный край! там в стары годы,</text:span></text:p>
      <text:p text:style-name="Standard"><text:span text:style-name="T1">Сатиры смелый властелин,</text:span></text:p>
      <text:p text:style-name="Standard"><text:span text:style-name="T1">Блистал Фонвизин, друг свободы,</text:span></text:p>
      <text:p text:style-name="Standard"><text:span text:style-name="T1">И переимчивый Княжнин;</text:span></text:p>
      <text:p text:style-name="Standard"><text:span text:style-name="T1">Там Озеров невольны дани</text:span></text:p>
      <text:p text:style-name="Standard"><text:span text:style-name="T1">Народных слез, рукоплесканий</text:span></text:p>
      <text:p text:style-name="Standard"><text:span text:style-name="T1">С младой Семеновой делил;</text:span></text:p>
      <text:p text:style-name="Standard"><text:span text:style-name="T1">Там наш Катенин воскресил</text:span></text:p>
      <text:p text:style-name="Standard"><text:span text:style-name="T1">Корнеля гений величавый;</text:span></text:p>
      <text:p text:style-name="Standard"><text:span text:style-name="T1">Там вывел колкий Шаховской</text:span></text:p>
      <text:p text:style-name="Standard"><text:span text:style-name="T1">Своих комедий шумный рой,</text:span></text:p>
      <text:p text:style-name="Standard"><text:span text:style-name="T1">Там и Дидло венчался славой,</text:span></text:p>
      <text:p text:style-name="Standard"><text:span text:style-name="T1">Там, там под сению кулис</text:span></text:p>
      <text:p text:style-name="Standard"><text:soft-page-break/><text:span text:style-name="T1">Младые дни мои неслись.</text:span></text:p>
      <text:p text:style-name="Standard"><text:span text:style-name="T1"> </text:span></text:p>
      <text:p text:style-name="Standard"><text:span text:style-name="T1">XIX.</text:span></text:p>
      <text:p text:style-name="Standard"><text:span text:style-name="T1"> </text:span></text:p>
      <text:p text:style-name="Standard"><text:span text:style-name="T1">Мои богини! что вы? где вы?</text:span></text:p>
      <text:p text:style-name="Standard"><text:span text:style-name="T1">Внемлите мой печальный глас:</text:span></text:p>
      <text:p text:style-name="Standard"><text:span text:style-name="T1">Всё те же ль вы? другие ль девы,</text:span></text:p>
      <text:p text:style-name="Standard"><text:span text:style-name="T1">Сменив, не заменили вас?</text:span></text:p>
      <text:p text:style-name="Standard"><text:span text:style-name="T1">Услышу ль вновь я ваши хоры?</text:span></text:p>
      <text:p text:style-name="Standard"><text:span text:style-name="T1">Узрю ли русской Терпсихоры</text:span></text:p>
      <text:p text:style-name="Standard"><text:span text:style-name="T1">Душой исполненный полет?</text:span></text:p>
      <text:p text:style-name="Standard"><text:span text:style-name="T1">Иль взор унылый не найдет</text:span></text:p>
      <text:p text:style-name="Standard"><text:span text:style-name="T1">Знакомых лиц на сцене скучной,</text:span></text:p>
      <text:p text:style-name="Standard"><text:span text:style-name="T1">И, устремив на чуждый свет</text:span></text:p>
      <text:p text:style-name="Standard"><text:span text:style-name="T1">Разочарованный лорнет,</text:span></text:p>
      <text:p text:style-name="Standard"><text:span text:style-name="T1">Веселья зритель равнодушный,</text:span></text:p>
      <text:p text:style-name="Standard"><text:span text:style-name="T1">Безмолвно буду я зевать</text:span></text:p>
      <text:p text:style-name="Standard"><text:span text:style-name="T1">И о былом воспоминать?</text:span></text:p>
      <text:p text:style-name="Standard"><text:span text:style-name="T1"> </text:span></text:p>
      <text:p text:style-name="Standard"><text:span text:style-name="T1">XX.</text:span></text:p>
      <text:p text:style-name="Standard"><text:span text:style-name="T1"> </text:span></text:p>
      <text:p text:style-name="Standard"><text:span text:style-name="T1">Театр уж полон; ложи блещут;</text:span></text:p>
      <text:p text:style-name="Standard"><text:span text:style-name="T1">Партер и кресла, все кипит;</text:span></text:p>
      <text:p text:style-name="Standard"><text:span text:style-name="T1">В райке нетерпеливо плещут,</text:span></text:p>
      <text:p text:style-name="Standard"><text:span text:style-name="T1">И, взвившись, занавес шумит.</text:span></text:p>
      <text:p text:style-name="Standard"><text:soft-page-break/><text:span text:style-name="T1">Блистательна, полувоздушна,</text:span></text:p>
      <text:p text:style-name="Standard"><text:span text:style-name="T1">Смычку волшебному послушна,</text:span></text:p>
      <text:p text:style-name="Standard"><text:span text:style-name="T1">Толпою нимф окружена,</text:span></text:p>
      <text:p text:style-name="Standard"><text:span text:style-name="T1">Стоит Истомина; она,</text:span></text:p>
      <text:p text:style-name="Standard"><text:span text:style-name="T1">Одной ногой касаясь пола,</text:span></text:p>
      <text:p text:style-name="Standard"><text:span text:style-name="T1">Другою медленно кружит,</text:span></text:p>
      <text:p text:style-name="Standard"><text:span text:style-name="T1">И вдруг прыжок, и вдруг летит,</text:span></text:p>
      <text:p text:style-name="Standard"><text:span text:style-name="T1">Летит, как пух от уст Эола;</text:span></text:p>
      <text:p text:style-name="Standard"><text:span text:style-name="T1">То стан совьет, то разовьет,</text:span></text:p>
      <text:p text:style-name="Standard"><text:span text:style-name="T1">И быстрой ножкой ножку бьет.</text:span></text:p>
      <text:p text:style-name="Standard"><text:span text:style-name="T1"> </text:span></text:p>
      <text:p text:style-name="Standard"><text:span text:style-name="T1">XXI.</text:span></text:p>
      <text:p text:style-name="Standard"><text:span text:style-name="T1"> </text:span></text:p>
      <text:p text:style-name="Standard"><text:span text:style-name="T1">Всё хлопает. Онегин входит,</text:span></text:p>
      <text:p text:style-name="Standard"><text:span text:style-name="T1">Идет меж кресел по ногам,</text:span></text:p>
      <text:p text:style-name="Standard"><text:span text:style-name="T1">Двойной лорнет скосясь наводит</text:span></text:p>
      <text:p text:style-name="Standard"><text:span text:style-name="T1">На ложи незнакомых дам;</text:span></text:p>
      <text:p text:style-name="Standard"><text:span text:style-name="T1">Все ярусы окинул взором,</text:span></text:p>
      <text:p text:style-name="Standard"><text:span text:style-name="T1">Всё видел: лицами, убором</text:span></text:p>
      <text:p text:style-name="Standard"><text:span text:style-name="T1">Ужасно недоволен он;</text:span></text:p>
      <text:p text:style-name="Standard"><text:span text:style-name="T1">С мужчинами со всех сторон</text:span></text:p>
      <text:p text:style-name="Standard"><text:span text:style-name="T1">Раскланялся, потом на сцену</text:span></text:p>
      <text:p text:style-name="Standard"><text:span text:style-name="T1">В большом рассеянье взглянул,</text:span></text:p>
      <text:p text:style-name="Standard"><text:span text:style-name="T1">Отворотился -- и зевнул,</text:span></text:p>
      <text:p text:style-name="Standard"><text:span text:style-name="T1">И молвил: "всех пора на смену;</text:span></text:p>
      <text:p text:style-name="Standard"><text:soft-page-break/><text:span text:style-name="T1">Балеты долго я терпел,</text:span></text:p>
      <text:p text:style-name="Standard"><text:span text:style-name="T1">Но и Дидло мне надоел" (5).</text:span></text:p>
      <text:p text:style-name="Standard"><text:span text:style-name="T1"> </text:span></text:p>
      <text:p text:style-name="Standard"><text:span text:style-name="T1">XXII.</text:span></text:p>
      <text:p text:style-name="Standard"><text:span text:style-name="T1"> </text:span></text:p>
      <text:p text:style-name="Standard"><text:span text:style-name="T1">Еще амуры, черти, змеи</text:span></text:p>
      <text:p text:style-name="Standard"><text:span text:style-name="T1">На сцене скачут и шумят;</text:span></text:p>
      <text:p text:style-name="Standard"><text:span text:style-name="T1">Еще усталые лакеи</text:span></text:p>
      <text:p text:style-name="Standard"><text:span text:style-name="T1">На шубах у подъезда спят;</text:span></text:p>
      <text:p text:style-name="Standard"><text:span text:style-name="T1">Еще не перестали топать,</text:span></text:p>
      <text:p text:style-name="Standard"><text:span text:style-name="T1">Сморкаться, кашлять, шикать, хлопать;</text:span></text:p>
      <text:p text:style-name="Standard"><text:span text:style-name="T1">Еще снаружи и внутри</text:span></text:p>
      <text:p text:style-name="Standard"><text:span text:style-name="T1">Везде блистают фонари;</text:span></text:p>
      <text:p text:style-name="Standard"><text:span text:style-name="T1">Еще, прозябнув, бьются кони,</text:span></text:p>
      <text:p text:style-name="Standard"><text:span text:style-name="T1">Наскуча упряжью своей,</text:span></text:p>
      <text:p text:style-name="Standard"><text:span text:style-name="T1">И кучера, вокруг огней,</text:span></text:p>
      <text:p text:style-name="Standard"><text:span text:style-name="T1">Бранят господ и бьют в ладони:</text:span></text:p>
      <text:p text:style-name="Standard"><text:span text:style-name="T1">А уж Онегин вышел вон;</text:span></text:p>
      <text:p text:style-name="Standard"><text:span text:style-name="T1">Домой одеться едет он.</text:span></text:p>
      <text:p text:style-name="Standard"><text:span text:style-name="T1"> </text:span></text:p>
      <text:p text:style-name="Standard"><text:span text:style-name="T1">XXIII.</text:span></text:p>
      <text:p text:style-name="Standard"><text:span text:style-name="T1"> </text:span></text:p>
      <text:p text:style-name="Standard"><text:span text:style-name="T1">Изображу ль в картине верной</text:span></text:p>
      <text:p text:style-name="Standard"><text:span text:style-name="T1">Уединенный кабинет,</text:span></text:p>
      <text:p text:style-name="Standard"><text:span text:style-name="T1">Где мод воспитанник примерный</text:span></text:p>
      <text:p text:style-name="Standard"><text:soft-page-break/><text:span text:style-name="T1">Одет, раздет и вновь одет?</text:span></text:p>
      <text:p text:style-name="Standard"><text:span text:style-name="T1">Все, чем для прихоти обильной</text:span></text:p>
      <text:p text:style-name="Standard"><text:span text:style-name="T1">Торгует Лондон щепетильный</text:span></text:p>
      <text:p text:style-name="Standard"><text:span text:style-name="T1">И по Балтическим волнам</text:span></text:p>
      <text:p text:style-name="Standard"><text:span text:style-name="T1">За лес и сало возит нам,</text:span></text:p>
      <text:p text:style-name="Standard"><text:span text:style-name="T1">Все, что в Париже вкус голодный,</text:span></text:p>
      <text:p text:style-name="Standard"><text:span text:style-name="T1">Полезный промысел избрав,</text:span></text:p>
      <text:p text:style-name="Standard"><text:span text:style-name="T1">Изобретает для забав,</text:span></text:p>
      <text:p text:style-name="Standard"><text:span text:style-name="T1">Для роскоши, для неги модной, --</text:span></text:p>
      <text:p text:style-name="Standard"><text:span text:style-name="T1">Всё украшало кабинет</text:span></text:p>
      <text:p text:style-name="Standard"><text:span text:style-name="T1">Философа в осьмнадцать лет.</text:span></text:p>
      <text:p text:style-name="Standard"><text:span text:style-name="T1"> </text:span></text:p>
      <text:p text:style-name="Standard"><text:span text:style-name="T1">XXIV.</text:span></text:p>
      <text:p text:style-name="Standard"><text:span text:style-name="T1"> </text:span></text:p>
      <text:p text:style-name="Standard"><text:span text:style-name="T1">Янтарь на трубках Цареграда,</text:span></text:p>
      <text:p text:style-name="Standard"><text:span text:style-name="T1">Фарфор и бронза на столе,</text:span></text:p>
      <text:p text:style-name="Standard"><text:span text:style-name="T1">И, чувств изнеженных отрада,</text:span></text:p>
      <text:p text:style-name="Standard"><text:span text:style-name="T1">Духи в граненом хрустале;</text:span></text:p>
      <text:p text:style-name="Standard"><text:span text:style-name="T1">Гребенки, пилочки стальные,</text:span></text:p>
      <text:p text:style-name="Standard"><text:span text:style-name="T1">Прямые ножницы, кривые,</text:span></text:p>
      <text:p text:style-name="Standard"><text:span text:style-name="T1">И щетки тридцати родов</text:span></text:p>
      <text:p text:style-name="Standard"><text:span text:style-name="T1">И для ногтей и для зубов.</text:span></text:p>
      <text:p text:style-name="Standard"><text:span text:style-name="T1">Руссо (замечу мимоходом)</text:span></text:p>
      <text:p text:style-name="Standard"><text:span text:style-name="T1">Не мог понять, как важный Грим</text:span></text:p>
      <text:p text:style-name="Standard"><text:span text:style-name="T1">Смел чистить ногти перед ним,</text:span></text:p>
      <text:p text:style-name="Standard"><text:soft-page-break/><text:span text:style-name="T1">Красноречивым сумасбродом.</text:span></text:p>
      <text:p text:style-name="Standard"><text:span text:style-name="T1">Защитник вольности и прав</text:span></text:p>
      <text:p text:style-name="Standard"><text:span text:style-name="T1">В сем случае совсем не прав.</text:span></text:p>
      <text:p text:style-name="Standard"><text:span text:style-name="T1"> </text:span></text:p>
      <text:p text:style-name="Standard"><text:span text:style-name="T1">XXV.</text:span></text:p>
      <text:p text:style-name="Standard"><text:span text:style-name="T1"> </text:span></text:p>
      <text:p text:style-name="Standard"><text:span text:style-name="T1">Быть можно дельным человеком</text:span></text:p>
      <text:p text:style-name="Standard"><text:span text:style-name="T1">И думать о красе ногтей:</text:span></text:p>
      <text:p text:style-name="Standard"><text:span text:style-name="T1">К чему бесплодно спорить с веком?</text:span></text:p>
      <text:p text:style-name="Standard"><text:span text:style-name="T1">Обычай деспот меж людей.</text:span></text:p>
      <text:p text:style-name="Standard"><text:span text:style-name="T1">Второй Чадаев, мой Евгений,</text:span></text:p>
      <text:p text:style-name="Standard"><text:span text:style-name="T1">Боясь ревнивых осуждений,</text:span></text:p>
      <text:p text:style-name="Standard"><text:span text:style-name="T1">В своей одежде был педант</text:span></text:p>
      <text:p text:style-name="Standard"><text:span text:style-name="T1">И то, что мы назвали франт.</text:span></text:p>
      <text:p text:style-name="Standard"><text:span text:style-name="T1">Он три часа по крайней мере</text:span></text:p>
      <text:p text:style-name="Standard"><text:span text:style-name="T1">Пред зеркалами проводил</text:span></text:p>
      <text:p text:style-name="Standard"><text:span text:style-name="T1">И из уборной выходил</text:span></text:p>
      <text:p text:style-name="Standard"><text:span text:style-name="T1">Подобный ветреной Венере,</text:span></text:p>
      <text:p text:style-name="Standard"><text:span text:style-name="T1">Когда, надев мужской наряд,</text:span></text:p>
      <text:p text:style-name="Standard"><text:span text:style-name="T1">Богиня едет в маскарад.</text:span></text:p>
      <text:p text:style-name="Standard"><text:span text:style-name="T1"> </text:span></text:p>
      <text:p text:style-name="Standard"><text:span text:style-name="T1">XXVI.</text:span></text:p>
      <text:p text:style-name="Standard"><text:span text:style-name="T1"> </text:span></text:p>
      <text:p text:style-name="Standard"><text:span text:style-name="T1">В последнем вкусе туалетом</text:span></text:p>
      <text:p text:style-name="Standard"><text:span text:style-name="T1">Заняв ваш любопытный взгляд,</text:span></text:p>
      <text:p text:style-name="Standard"><text:soft-page-break/><text:span text:style-name="T1">Я мог бы пред ученым светом</text:span></text:p>
      <text:p text:style-name="Standard"><text:span text:style-name="T1">Здесь описать его наряд;</text:span></text:p>
      <text:p text:style-name="Standard"><text:span text:style-name="T1">Конечно б это было смело,</text:span></text:p>
      <text:p text:style-name="Standard"><text:span text:style-name="T1">Описывать мое же дело:</text:span></text:p>
      <text:p text:style-name="Standard"><text:span text:style-name="T1">Но панталоны, фрак, жилет,</text:span></text:p>
      <text:p text:style-name="Standard"><text:span text:style-name="T1">Всех этих слов на русском нет;</text:span></text:p>
      <text:p text:style-name="Standard"><text:span text:style-name="T1">А вижу я, винюсь пред вами,</text:span></text:p>
      <text:p text:style-name="Standard"><text:span text:style-name="T1">Что уж и так мой бедный слог</text:span></text:p>
      <text:p text:style-name="Standard"><text:span text:style-name="T1">Пестреть гораздо б меньше мог</text:span></text:p>
      <text:p text:style-name="Standard"><text:span text:style-name="T1">Иноплеменными словами,</text:span></text:p>
      <text:p text:style-name="Standard"><text:span text:style-name="T1">Хоть и заглядывал я встарь</text:span></text:p>
      <text:p text:style-name="Standard"><text:span text:style-name="T1">В Академический Словарь.</text:span></text:p>
      <text:p text:style-name="Standard"><text:span text:style-name="T1"> </text:span></text:p>
      <text:p text:style-name="Standard"><text:span text:style-name="T1">XXVII.</text:span></text:p>
      <text:p text:style-name="Standard"><text:span text:style-name="T1"> </text:span></text:p>
      <text:p text:style-name="Standard"><text:span text:style-name="T1">У нас теперь не то в предмете:</text:span></text:p>
      <text:p text:style-name="Standard"><text:span text:style-name="T1">Мы лучше поспешим на бал,</text:span></text:p>
      <text:p text:style-name="Standard"><text:span text:style-name="T1">Куда стремглав в ямской карете</text:span></text:p>
      <text:p text:style-name="Standard"><text:span text:style-name="T1">Уж мой Онегин поскакал.</text:span></text:p>
      <text:p text:style-name="Standard"><text:span text:style-name="T1">Перед померкшими домами</text:span></text:p>
      <text:p text:style-name="Standard"><text:span text:style-name="T1">Вдоль сонной улицы рядами</text:span></text:p>
      <text:p text:style-name="Standard"><text:span text:style-name="T1">Двойные фонари карет</text:span></text:p>
      <text:p text:style-name="Standard"><text:span text:style-name="T1">Веселый изливают свет</text:span></text:p>
      <text:p text:style-name="Standard"><text:span text:style-name="T1">И радуги на снег наводят:</text:span></text:p>
      <text:p text:style-name="Standard"><text:span text:style-name="T1">Усеян плошками кругом,</text:span></text:p>
      <text:p text:style-name="Standard"><text:soft-page-break/><text:span text:style-name="T1">Блестит великолепный дом;</text:span></text:p>
      <text:p text:style-name="Standard"><text:span text:style-name="T1">По цельным окнам тени ходят,</text:span></text:p>
      <text:p text:style-name="Standard"><text:span text:style-name="T1">Мелькают профили голов</text:span></text:p>
      <text:p text:style-name="Standard"><text:span text:style-name="T1">И дам и модных чудаков.</text:span></text:p>
      <text:p text:style-name="Standard"><text:span text:style-name="T1"> </text:span></text:p>
      <text:p text:style-name="Standard"><text:span text:style-name="T1">XXVIII.</text:span></text:p>
      <text:p text:style-name="Standard"><text:span text:style-name="T1"> </text:span></text:p>
      <text:p text:style-name="Standard"><text:span text:style-name="T1">Вот наш герой подъехал к сеням;</text:span></text:p>
      <text:p text:style-name="Standard"><text:span text:style-name="T1">Швейцара мимо он стрелой</text:span></text:p>
      <text:p text:style-name="Standard"><text:span text:style-name="T1">Взлетел по мраморным ступеням,</text:span></text:p>
      <text:p text:style-name="Standard"><text:span text:style-name="T1">Расправил волоса рукой,</text:span></text:p>
      <text:p text:style-name="Standard"><text:span text:style-name="T1">Вошел. Полна народу зала;</text:span></text:p>
      <text:p text:style-name="Standard"><text:span text:style-name="T1">Музыка уж греметь устала;</text:span></text:p>
      <text:p text:style-name="Standard"><text:span text:style-name="T1">Толпа мазуркой занята;</text:span></text:p>
      <text:p text:style-name="Standard"><text:span text:style-name="T1">Кругом и шум и теснота;</text:span></text:p>
      <text:p text:style-name="Standard"><text:span text:style-name="T1">Бренчат кавалергарда шпоры;</text:span></text:p>
      <text:p text:style-name="Standard"><text:span text:style-name="T1">Летают ножки милых дам;</text:span></text:p>
      <text:p text:style-name="Standard"><text:span text:style-name="T1">По их пленительным следам</text:span></text:p>
      <text:p text:style-name="Standard"><text:span text:style-name="T1">Летают пламенные взоры,</text:span></text:p>
      <text:p text:style-name="Standard"><text:span text:style-name="T1">И ревом скрыпок заглушен</text:span></text:p>
      <text:p text:style-name="Standard"><text:span text:style-name="T1">Ревнивый шепот модных жен.</text:span></text:p>
      <text:p text:style-name="Standard"><text:span text:style-name="T1"> </text:span></text:p>
      <text:p text:style-name="Standard"><text:span text:style-name="T1">XXIX.</text:span></text:p>
      <text:p text:style-name="Standard"><text:span text:style-name="T1"> </text:span></text:p>
      <text:p text:style-name="Standard"><text:span text:style-name="T1">Во дни веселий и желаний</text:span></text:p>
      <text:p text:style-name="Standard"><text:soft-page-break/><text:span text:style-name="T1">Я был от балов без ума:</text:span></text:p>
      <text:p text:style-name="Standard"><text:span text:style-name="T1">Верней нет места для признаний</text:span></text:p>
      <text:p text:style-name="Standard"><text:span text:style-name="T1">И для вручения письма.</text:span></text:p>
      <text:p text:style-name="Standard"><text:span text:style-name="T1">О вы, почтенные супруги!</text:span></text:p>
      <text:p text:style-name="Standard"><text:span text:style-name="T1">Вам предложу свои услуги;</text:span></text:p>
      <text:p text:style-name="Standard"><text:span text:style-name="T1">Прошу мою заметить речь:</text:span></text:p>
      <text:p text:style-name="Standard"><text:span text:style-name="T1">Я вас хочу предостеречь.</text:span></text:p>
      <text:p text:style-name="Standard"><text:span text:style-name="T1">Вы также, маменьки, построже</text:span></text:p>
      <text:p text:style-name="Standard"><text:span text:style-name="T1">За дочерьми смотрите вслед:</text:span></text:p>
      <text:p text:style-name="Standard"><text:span text:style-name="T1">Держите прямо свой лорнет!</text:span></text:p>
      <text:p text:style-name="Standard"><text:span text:style-name="T1">Не то... не то, избави боже!</text:span></text:p>
      <text:p text:style-name="Standard"><text:span text:style-name="T1">Я это потому пишу,</text:span></text:p>
      <text:p text:style-name="Standard"><text:span text:style-name="T1">Что уж давно я не грешу.</text:span></text:p>
      <text:p text:style-name="Standard"><text:span text:style-name="T1"> </text:span></text:p>
      <text:p text:style-name="Standard"><text:span text:style-name="T1">XXX.</text:span></text:p>
      <text:p text:style-name="Standard"><text:span text:style-name="T1"> </text:span></text:p>
      <text:p text:style-name="Standard"><text:span text:style-name="T1">Увы, на разные забавы</text:span></text:p>
      <text:p text:style-name="Standard"><text:span text:style-name="T1">Я много жизни погубил!</text:span></text:p>
      <text:p text:style-name="Standard"><text:span text:style-name="T1">Но если б не страдали нравы,</text:span></text:p>
      <text:p text:style-name="Standard"><text:span text:style-name="T1">Я балы б до сих пор любил.</text:span></text:p>
      <text:p text:style-name="Standard"><text:span text:style-name="T1">Люблю я бешеную младость,</text:span></text:p>
      <text:p text:style-name="Standard"><text:span text:style-name="T1">И тесноту, и блеск, и радость,</text:span></text:p>
      <text:p text:style-name="Standard"><text:span text:style-name="T1">И дам обдуманный наряд;</text:span></text:p>
      <text:p text:style-name="Standard"><text:span text:style-name="T1">Люблю их ножки; только вряд</text:span></text:p>
      <text:p text:style-name="Standard"><text:span text:style-name="T1">Найдете вы в России целой</text:span></text:p>
      <text:p text:style-name="Standard"><text:soft-page-break/><text:span text:style-name="T1">Три пары стройных женских ног.</text:span></text:p>
      <text:p text:style-name="Standard"><text:span text:style-name="T1">Ах! долго я забыть не мог</text:span></text:p>
      <text:p text:style-name="Standard"><text:span text:style-name="T1">Две ножки... Грустный, охладелый,</text:span></text:p>
      <text:p text:style-name="Standard"><text:span text:style-name="T1">Я все их помню, и во сне</text:span></text:p>
      <text:p text:style-name="Standard"><text:span text:style-name="T1">Они тревожат сердце мне.</text:span></text:p>
      <text:p text:style-name="Standard"><text:span text:style-name="T1"> </text:span></text:p>
      <text:p text:style-name="Standard"><text:span text:style-name="T1">XXXI.</text:span></text:p>
      <text:p text:style-name="Standard"><text:span text:style-name="T1"> </text:span></text:p>
      <text:p text:style-name="Standard"><text:span text:style-name="T1">Когда ж, и где, в какой пустыне,</text:span></text:p>
      <text:p text:style-name="Standard"><text:span text:style-name="T1">Безумец, их забудешь ты?</text:span></text:p>
      <text:p text:style-name="Standard"><text:span text:style-name="T1">Ах, ножки, ножки! где вы ныне?</text:span></text:p>
      <text:p text:style-name="Standard"><text:span text:style-name="T1">Где мнете вешние цветы?</text:span></text:p>
      <text:p text:style-name="Standard"><text:span text:style-name="T1">Взлелеяны в восточной неге,</text:span></text:p>
      <text:p text:style-name="Standard"><text:span text:style-name="T1">На северном, печальном снеге</text:span></text:p>
      <text:p text:style-name="Standard"><text:span text:style-name="T1">Вы не оставили следов:</text:span></text:p>
      <text:p text:style-name="Standard"><text:span text:style-name="T1">Любили мягких вы ковров</text:span></text:p>
      <text:p text:style-name="Standard"><text:span text:style-name="T1">Роскошное прикосновенье.</text:span></text:p>
      <text:p text:style-name="Standard"><text:span text:style-name="T1">Давно ль для вас я забывал</text:span></text:p>
      <text:p text:style-name="Standard"><text:span text:style-name="T1">И жажду славы и похвал,</text:span></text:p>
      <text:p text:style-name="Standard"><text:span text:style-name="T1">И край отцов, и заточенье?</text:span></text:p>
      <text:p text:style-name="Standard"><text:span text:style-name="T1">Исчезло счастье юных лет -</text:span></text:p>
      <text:p text:style-name="Standard"><text:span text:style-name="T1">Как на лугах ваш легкий след.</text:span></text:p>
      <text:p text:style-name="Standard"><text:span text:style-name="T1"> </text:span></text:p>
      <text:p text:style-name="Standard"><text:span text:style-name="T1">XXXII.</text:span></text:p>
      <text:p text:style-name="Standard"><text:span text:style-name="T1"> </text:span></text:p>
      <text:p text:style-name="Standard"><text:soft-page-break/><text:span text:style-name="T1">Дианы грудь, ланиты Флоры</text:span></text:p>
      <text:p text:style-name="Standard"><text:span text:style-name="T1">Прелестны, милые друзья!</text:span></text:p>
      <text:p text:style-name="Standard"><text:span text:style-name="T1">Однако ножка Терпсихоры</text:span></text:p>
      <text:p text:style-name="Standard"><text:span text:style-name="T1">Прелестней чем-то для меня.</text:span></text:p>
      <text:p text:style-name="Standard"><text:span text:style-name="T1">Она, пророчествуя взгляду</text:span></text:p>
      <text:p text:style-name="Standard"><text:span text:style-name="T1">Неоценимую награду,</text:span></text:p>
      <text:p text:style-name="Standard"><text:span text:style-name="T1">Влечет условною красой</text:span></text:p>
      <text:p text:style-name="Standard"><text:span text:style-name="T1">Желаний своевольный рой.</text:span></text:p>
      <text:p text:style-name="Standard"><text:span text:style-name="T1">Люблю ее, мой друг Эльвина,</text:span></text:p>
      <text:p text:style-name="Standard"><text:span text:style-name="T1">Под длинной скатертью столов,</text:span></text:p>
      <text:p text:style-name="Standard"><text:span text:style-name="T1">Весной на мураве лугов,</text:span></text:p>
      <text:p text:style-name="Standard"><text:span text:style-name="T1">Зимой на чугуне камина,</text:span></text:p>
      <text:p text:style-name="Standard"><text:span text:style-name="T1">На зеркальном паркете зал,</text:span></text:p>
      <text:p text:style-name="Standard"><text:span text:style-name="T1">У моря на граните скал.</text:span></text:p>
      <text:p text:style-name="Standard"><text:span text:style-name="T1"> </text:span></text:p>
      <text:p text:style-name="Standard"><text:span text:style-name="T1">XXXIII.</text:span></text:p>
      <text:p text:style-name="Standard"><text:span text:style-name="T1"> </text:span></text:p>
      <text:p text:style-name="Standard"><text:span text:style-name="T1">Я помню море пред грозою:</text:span></text:p>
      <text:p text:style-name="Standard"><text:span text:style-name="T1">Как я завидовал волнам,</text:span></text:p>
      <text:p text:style-name="Standard"><text:span text:style-name="T1">Бегущим бурной чередою</text:span></text:p>
      <text:p text:style-name="Standard"><text:span text:style-name="T1">С любовью лечь к ее ногам!</text:span></text:p>
      <text:p text:style-name="Standard"><text:span text:style-name="T1">Как я желал тогда с волнами</text:span></text:p>
      <text:p text:style-name="Standard"><text:span text:style-name="T1">Коснуться милых ног устами!</text:span></text:p>
      <text:p text:style-name="Standard"><text:span text:style-name="T1">Нет, никогда средь пылких дней</text:span></text:p>
      <text:p text:style-name="Standard"><text:span text:style-name="T1">Кипящей младости моей</text:span></text:p>
      <text:p text:style-name="Standard"><text:soft-page-break/><text:span text:style-name="T1">Я не желал с таким мученьем</text:span></text:p>
      <text:p text:style-name="Standard"><text:span text:style-name="T1">Лобзать уста младых Армид,</text:span></text:p>
      <text:p text:style-name="Standard"><text:span text:style-name="T1">Иль розы пламенных ланит,</text:span></text:p>
      <text:p text:style-name="Standard"><text:span text:style-name="T1">Иль перси, полные томленьем;</text:span></text:p>
      <text:p text:style-name="Standard"><text:span text:style-name="T1">Нет, никогда порыв страстей</text:span></text:p>
      <text:p text:style-name="Standard"><text:span text:style-name="T1">Так не терзал души моей!</text:span></text:p>
      <text:p text:style-name="Standard"><text:span text:style-name="T1"> </text:span></text:p>
      <text:p text:style-name="Standard"><text:span text:style-name="T1">XXXIV.</text:span></text:p>
      <text:p text:style-name="Standard"><text:span text:style-name="T1"> </text:span></text:p>
      <text:p text:style-name="Standard"><text:span text:style-name="T1">Мне памятно другое время!</text:span></text:p>
      <text:p text:style-name="Standard"><text:span text:style-name="T1">В заветных иногда мечтах</text:span></text:p>
      <text:p text:style-name="Standard"><text:span text:style-name="T1">Держу я счастливое стремя...</text:span></text:p>
      <text:p text:style-name="Standard"><text:span text:style-name="T1">И ножку чувствую в руках;</text:span></text:p>
      <text:p text:style-name="Standard"><text:span text:style-name="T1">Опять кипит воображенье,</text:span></text:p>
      <text:p text:style-name="Standard"><text:span text:style-name="T1">Опять ее прикосновенье</text:span></text:p>
      <text:p text:style-name="Standard"><text:span text:style-name="T1">Зажгло в увядшем сердце кровь,</text:span></text:p>
      <text:p text:style-name="Standard"><text:span text:style-name="T1">Опять тоска, опять любовь!..</text:span></text:p>
      <text:p text:style-name="Standard"><text:span text:style-name="T1">Но полно прославлять надменных</text:span></text:p>
      <text:p text:style-name="Standard"><text:span text:style-name="T1">Болтливой лирою своей;</text:span></text:p>
      <text:p text:style-name="Standard"><text:span text:style-name="T1">Они не стоят ни страстей,</text:span></text:p>
      <text:p text:style-name="Standard"><text:span text:style-name="T1">Ни песен, ими вдохновенных:</text:span></text:p>
      <text:p text:style-name="Standard"><text:span text:style-name="T1">Слова и взор волшебниц сих</text:span></text:p>
      <text:p text:style-name="Standard"><text:span text:style-name="T1">Обманчивы... как ножки их.</text:span></text:p>
      <text:p text:style-name="Standard"><text:span text:style-name="T1"> </text:span></text:p>
      <text:p text:style-name="Standard"><text:span text:style-name="T1">XXXV.</text:span></text:p>
      <text:p text:style-name="Standard"><text:soft-page-break/><text:span text:style-name="T1"> </text:span></text:p>
      <text:p text:style-name="Standard"><text:span text:style-name="T1">Что ж мой Онегин? Полусонный</text:span></text:p>
      <text:p text:style-name="Standard"><text:span text:style-name="T1">В постелю с бала едет он:</text:span></text:p>
      <text:p text:style-name="Standard"><text:span text:style-name="T1">А Петербург неугомонный</text:span></text:p>
      <text:p text:style-name="Standard"><text:span text:style-name="T1">Уж барабаном пробужден.</text:span></text:p>
      <text:p text:style-name="Standard"><text:span text:style-name="T1">Встает купец, идет разносчик,</text:span></text:p>
      <text:p text:style-name="Standard"><text:span text:style-name="T1">На биржу тянется извозчик,</text:span></text:p>
      <text:p text:style-name="Standard"><text:span text:style-name="T1">С кувшином охтенка спешит,</text:span></text:p>
      <text:p text:style-name="Standard"><text:span text:style-name="T1">Под ней снег утренний хрустит.</text:span></text:p>
      <text:p text:style-name="Standard"><text:span text:style-name="T1">Проснулся утра шум приятный.</text:span></text:p>
      <text:p text:style-name="Standard"><text:span text:style-name="T1">Открыты ставни; трубный дым</text:span></text:p>
      <text:p text:style-name="Standard"><text:span text:style-name="T1">Столбом восходит голубым,</text:span></text:p>
      <text:p text:style-name="Standard"><text:span text:style-name="T1">И хлебник, немец аккуратный,</text:span></text:p>
      <text:p text:style-name="Standard"><text:span text:style-name="T1">В бумажном колпаке, не раз</text:span></text:p>
      <text:p text:style-name="Standard"><text:span text:style-name="T1">Уж отворял свой васисдас.</text:span></text:p>
      <text:p text:style-name="Standard"><text:span text:style-name="T1"> </text:span></text:p>
      <text:p text:style-name="Standard"><text:span text:style-name="T1">XXXVI.</text:span></text:p>
      <text:p text:style-name="Standard"><text:span text:style-name="T1"> </text:span></text:p>
      <text:p text:style-name="Standard"><text:span text:style-name="T1">Но, шумом бала утомленный,</text:span></text:p>
      <text:p text:style-name="Standard"><text:span text:style-name="T1">И утро в полночь обратя,</text:span></text:p>
      <text:p text:style-name="Standard"><text:span text:style-name="T1">Спокойно спит в тени блаженной</text:span></text:p>
      <text:p text:style-name="Standard"><text:span text:style-name="T1">Забав и роскоши дитя.</text:span></text:p>
      <text:p text:style-name="Standard"><text:span text:style-name="T1">Проснется за-полдень, и снова</text:span></text:p>
      <text:p text:style-name="Standard"><text:span text:style-name="T1">До утра жизнь его готова,</text:span></text:p>
      <text:p text:style-name="Standard"><text:span text:style-name="T1">Однообразна и пестра.</text:span></text:p>
      <text:p text:style-name="Standard"><text:soft-page-break/><text:span text:style-name="T1">И завтра то же, что вчера.</text:span></text:p>
      <text:p text:style-name="Standard"><text:span text:style-name="T1">Но был ли счастлив мой Евгений,</text:span></text:p>
      <text:p text:style-name="Standard"><text:span text:style-name="T1">Свободный, в цвете лучших лет,</text:span></text:p>
      <text:p text:style-name="Standard"><text:span text:style-name="T1">Среди блистательных побед,</text:span></text:p>
      <text:p text:style-name="Standard"><text:span text:style-name="T1">Среди вседневных наслаждений?</text:span></text:p>
      <text:p text:style-name="Standard"><text:span text:style-name="T1">Вотще ли был он средь пиров</text:span></text:p>
      <text:p text:style-name="Standard"><text:span text:style-name="T1">Неосторожен и здоров?</text:span></text:p>
      <text:p text:style-name="Standard"><text:span text:style-name="T1"> </text:span></text:p>
      <text:p text:style-name="Standard"><text:span text:style-name="T1"> XXXVII.</text:span></text:p>
      <text:p text:style-name="Standard"><text:span text:style-name="T1"> </text:span></text:p>
      <text:p text:style-name="Standard"><text:span text:style-name="T1">Нет: рано чувства в нем остыли;</text:span></text:p>
      <text:p text:style-name="Standard"><text:span text:style-name="T1">Ему наскучил света шум;</text:span></text:p>
      <text:p text:style-name="Standard"><text:span text:style-name="T1">Красавицы не долго были</text:span></text:p>
      <text:p text:style-name="Standard"><text:span text:style-name="T1">Предмет его привычных дум;</text:span></text:p>
      <text:p text:style-name="Standard"><text:span text:style-name="T1">Измены утомить успели;</text:span></text:p>
      <text:p text:style-name="Standard"><text:span text:style-name="T1">Друзья и дружба надоели,</text:span></text:p>
      <text:p text:style-name="Standard"><text:span text:style-name="T1">Затем, что не всегда же мог</text:span></text:p>
      <text:p text:style-name="Standard"><text:span text:style-name="T1">Beef-steaks и стразбургский пирог</text:span></text:p>
      <text:p text:style-name="Standard"><text:span text:style-name="T1">Шампанской обливать бутылкой</text:span></text:p>
      <text:p text:style-name="Standard"><text:span text:style-name="T1">И сыпать острые слова,</text:span></text:p>
      <text:p text:style-name="Standard"><text:span text:style-name="T1">Когда болела голова;</text:span></text:p>
      <text:p text:style-name="Standard"><text:span text:style-name="T1">И хоть он был повеса пылкой,</text:span></text:p>
      <text:p text:style-name="Standard"><text:span text:style-name="T1">Но разлюбил он наконец</text:span></text:p>
      <text:p text:style-name="Standard"><text:span text:style-name="T1">И брань, и саблю, и свинец.</text:span></text:p>
      <text:p text:style-name="Standard"><text:span text:style-name="T1"> </text:span></text:p>
      <text:p text:style-name="Standard"><text:soft-page-break/><text:span text:style-name="T1">XXXVIII.</text:span></text:p>
      <text:p text:style-name="Standard"><text:span text:style-name="T1"> </text:span></text:p>
      <text:p text:style-name="Standard"><text:span text:style-name="T1">Недуг, которого причину</text:span></text:p>
      <text:p text:style-name="Standard"><text:span text:style-name="T1">Давно бы отыскать пора,</text:span></text:p>
      <text:p text:style-name="Standard"><text:span text:style-name="T1">Подобный английскому сплину,</text:span></text:p>
      <text:p text:style-name="Standard"><text:span text:style-name="T1">Короче: русская хандра</text:span></text:p>
      <text:p text:style-name="Standard"><text:span text:style-name="T1">Им овладела понемногу;</text:span></text:p>
      <text:p text:style-name="Standard"><text:span text:style-name="T1">Он застрелиться, слава богу,</text:span></text:p>
      <text:p text:style-name="Standard"><text:span text:style-name="T1">Попробовать не захотел,</text:span></text:p>
      <text:p text:style-name="Standard"><text:span text:style-name="T1">Но к жизни вовсе охладел.</text:span></text:p>
      <text:p text:style-name="Standard"><text:span text:style-name="T1">Как Child-Harold, угрюмый, томный</text:span></text:p>
      <text:p text:style-name="Standard"><text:span text:style-name="T1">В гостиных появлялся он;</text:span></text:p>
      <text:p text:style-name="Standard"><text:span text:style-name="T1">Ни сплетни света, ни бостон,</text:span></text:p>
      <text:p text:style-name="Standard"><text:span text:style-name="T1">Ни милый взгляд, ни вздох нескромный,</text:span></text:p>
      <text:p text:style-name="Standard"><text:span text:style-name="T1">Ничто не трогало его,</text:span></text:p>
      <text:p text:style-name="Standard"><text:span text:style-name="T1">Не замечал он ничего.</text:span></text:p>
      <text:p text:style-name="Standard"><text:span text:style-name="T1"> </text:span></text:p>
      <text:p text:style-name="Standard"><text:span text:style-name="T1">XXXIX. XL. XLI.</text:span></text:p>
      <text:p text:style-name="Standard"><text:span text:style-name="T1"> </text:span></text:p>
      <text:p text:style-name="Standard"><text:span text:style-name="T1">. . . . . . . . . . . . . . .</text:span></text:p>
      <text:p text:style-name="Standard"><text:span text:style-name="T1">. . . . . . . . . . . . . . .</text:span></text:p>
      <text:p text:style-name="Standard"><text:span text:style-name="T1">. . . . . . . . . . . . . . .</text:span></text:p>
      <text:p text:style-name="Standard"><text:span text:style-name="T1">. . . . . . . . . . . . . . .</text:span></text:p>
      <text:p text:style-name="Standard"><text:span text:style-name="T1">. . . . . . . . . . . . . . .</text:span></text:p>
      <text:p text:style-name="Standard"><text:span text:style-name="T1">. . . . . . . . . . . . . . .</text:span></text:p>
      <text:p text:style-name="Standard"><text:soft-page-break/><text:span text:style-name="T1"> </text:span></text:p>
      <text:p text:style-name="Standard"><text:span text:style-name="T1">XLII.</text:span></text:p>
      <text:p text:style-name="Standard"><text:span text:style-name="T1"> </text:span></text:p>
      <text:p text:style-name="Standard"><text:span text:style-name="T1">Причудницы большого света!</text:span></text:p>
      <text:p text:style-name="Standard"><text:span text:style-name="T1">Всех прежде вас оставил он;</text:span></text:p>
      <text:p text:style-name="Standard"><text:span text:style-name="T1">И правда то, что в наши лета</text:span></text:p>
      <text:p text:style-name="Standard"><text:span text:style-name="T1">Довольно скучен высший тон;</text:span></text:p>
      <text:p text:style-name="Standard"><text:span text:style-name="T1">Хоть, может быть, иная дама</text:span></text:p>
      <text:p text:style-name="Standard"><text:span text:style-name="T1">Толкует Сея и Бентама,</text:span></text:p>
      <text:p text:style-name="Standard"><text:span text:style-name="T1">Но вообще их разговор</text:span></text:p>
      <text:p text:style-name="Standard"><text:span text:style-name="T1">Несносный, хоть невинный вздор;</text:span></text:p>
      <text:p text:style-name="Standard"><text:span text:style-name="T1">К тому ж они так непорочны,</text:span></text:p>
      <text:p text:style-name="Standard"><text:span text:style-name="T1">Так величавы, так умны,</text:span></text:p>
      <text:p text:style-name="Standard"><text:span text:style-name="T1">Так благочестия полны,</text:span></text:p>
      <text:p text:style-name="Standard"><text:span text:style-name="T1">Так осмотрительны, так точны,</text:span></text:p>
      <text:p text:style-name="Standard"><text:span text:style-name="T1">Так неприступны для мужчин,</text:span></text:p>
      <text:p text:style-name="Standard"><text:span text:style-name="T1">Что вид их уж рождает сплин.</text:span></text:p>
      <text:p text:style-name="Standard"><text:span text:style-name="T1"> </text:span></text:p>
      <text:p text:style-name="Standard"><text:span text:style-name="T1">XLIII.</text:span></text:p>
      <text:p text:style-name="Standard"><text:span text:style-name="T1"> </text:span></text:p>
      <text:p text:style-name="Standard"><text:span text:style-name="T1">И вы, красотки молодые,</text:span></text:p>
      <text:p text:style-name="Standard"><text:span text:style-name="T1">Которых позднею порой</text:span></text:p>
      <text:p text:style-name="Standard"><text:span text:style-name="T1">Уносят дрожки удалые</text:span></text:p>
      <text:p text:style-name="Standard"><text:span text:style-name="T1">По петербургской мостовой,</text:span></text:p>
      <text:p text:style-name="Standard"><text:span text:style-name="T1">И вас покинул мой Евгений.</text:span></text:p>
      <text:p text:style-name="Standard"><text:soft-page-break/><text:span text:style-name="T1">Отступник бурных наслаждений,</text:span></text:p>
      <text:p text:style-name="Standard"><text:span text:style-name="T1">Онегин дома заперся,</text:span></text:p>
      <text:p text:style-name="Standard"><text:span text:style-name="T1">Зевая, за перо взялся,</text:span></text:p>
      <text:p text:style-name="Standard"><text:span text:style-name="T1">Хотел писать - но труд упорный</text:span></text:p>
      <text:p text:style-name="Standard"><text:span text:style-name="T1">Ему был тошен; ничего</text:span></text:p>
      <text:p text:style-name="Standard"><text:span text:style-name="T1">Не вышло из пера его,</text:span></text:p>
      <text:p text:style-name="Standard"><text:span text:style-name="T1">И не попал он в цех задорный</text:span></text:p>
      <text:p text:style-name="Standard"><text:span text:style-name="T1">Людей, о коих не сужу,</text:span></text:p>
      <text:p text:style-name="Standard"><text:span text:style-name="T1">Затем, что к ним принадлежу.</text:span></text:p>
      <text:p text:style-name="Standard"><text:span text:style-name="T1"> </text:span></text:p>
      <text:p text:style-name="Standard"><text:span text:style-name="T1">XLIV.</text:span></text:p>
      <text:p text:style-name="Standard"><text:span text:style-name="T1"> </text:span></text:p>
      <text:p text:style-name="Standard"><text:span text:style-name="T1">И снова, преданный безделью,</text:span></text:p>
      <text:p text:style-name="Standard"><text:span text:style-name="T1">Томясь душевной пустотой,</text:span></text:p>
      <text:p text:style-name="Standard"><text:span text:style-name="T1">Уселся он - с похвальной целью</text:span></text:p>
      <text:p text:style-name="Standard"><text:span text:style-name="T1">Себе присвоить ум чужой;</text:span></text:p>
      <text:p text:style-name="Standard"><text:span text:style-name="T1">Отрядом книг уставил полку,</text:span></text:p>
      <text:p text:style-name="Standard"><text:span text:style-name="T1">Читал, читал, а всё без толку:</text:span></text:p>
      <text:p text:style-name="Standard"><text:span text:style-name="T1">Там скука, там обман иль бред;</text:span></text:p>
      <text:p text:style-name="Standard"><text:span text:style-name="T1">В том совести, в том смысла нет;</text:span></text:p>
      <text:p text:style-name="Standard"><text:span text:style-name="T1">На всех различные вериги;</text:span></text:p>
      <text:p text:style-name="Standard"><text:span text:style-name="T1">И устарела старина,</text:span></text:p>
      <text:p text:style-name="Standard"><text:span text:style-name="T1">И старым бредит новизна.</text:span></text:p>
      <text:p text:style-name="Standard"><text:span text:style-name="T1">Как женщин, он оставил книги,</text:span></text:p>
      <text:p text:style-name="Standard"><text:span text:style-name="T1">И полку, с пыльной их семьей,</text:span></text:p>
      <text:p text:style-name="Standard"><text:soft-page-break/><text:span text:style-name="T1">Задернул траурной тафтой.</text:span></text:p>
      <text:p text:style-name="Standard"><text:span text:style-name="T1"> </text:span></text:p>
      <text:p text:style-name="Standard"><text:span text:style-name="T1">XLV.</text:span></text:p>
      <text:p text:style-name="Standard"><text:span text:style-name="T1"> </text:span></text:p>
      <text:p text:style-name="Standard"><text:span text:style-name="T1">Условий света свергнув бремя,</text:span></text:p>
      <text:p text:style-name="Standard"><text:span text:style-name="T1">Как он, отстав от суеты,</text:span></text:p>
      <text:p text:style-name="Standard"><text:span text:style-name="T1">С ним подружился я в то время.</text:span></text:p>
      <text:p text:style-name="Standard"><text:span text:style-name="T1">Мне нравились его черты,</text:span></text:p>
      <text:p text:style-name="Standard"><text:span text:style-name="T1">Мечтам невольная преданность,</text:span></text:p>
      <text:p text:style-name="Standard"><text:span text:style-name="T1">Неподражательная странность</text:span></text:p>
      <text:p text:style-name="Standard"><text:span text:style-name="T1">И резкий, охлажденный ум.</text:span></text:p>
      <text:p text:style-name="Standard"><text:span text:style-name="T1">Я был озлоблен, он угрюм;</text:span></text:p>
      <text:p text:style-name="Standard"><text:span text:style-name="T1">Страстей игру мы знали оба:</text:span></text:p>
      <text:p text:style-name="Standard"><text:span text:style-name="T1">Томила жизнь обоих нас;</text:span></text:p>
      <text:p text:style-name="Standard"><text:span text:style-name="T1">В обоих сердца жар угас;</text:span></text:p>
      <text:p text:style-name="Standard"><text:span text:style-name="T1">Обоих ожидала злоба</text:span></text:p>
      <text:p text:style-name="Standard"><text:span text:style-name="T1">Слепой Фортуны и людей</text:span></text:p>
      <text:p text:style-name="Standard"><text:span text:style-name="T1">На самом утре наших дней.</text:span></text:p>
      <text:p text:style-name="Standard"><text:span text:style-name="T1"> </text:span></text:p>
      <text:p text:style-name="Standard"><text:span text:style-name="T1">XLVI.</text:span></text:p>
      <text:p text:style-name="Standard"><text:span text:style-name="T1"> </text:span></text:p>
      <text:p text:style-name="Standard"><text:span text:style-name="T1">Кто жил и мыслил, тот не может</text:span></text:p>
      <text:p text:style-name="Standard"><text:span text:style-name="T1">В душе не презирать людей;</text:span></text:p>
      <text:p text:style-name="Standard"><text:span text:style-name="T1">Кто чувствовал, того тревожит</text:span></text:p>
      <text:p text:style-name="Standard"><text:span text:style-name="T1">Призрак невозвратимых дней:</text:span></text:p>
      <text:p text:style-name="Standard"><text:soft-page-break/><text:span text:style-name="T1">Тому уж нет очарований.</text:span></text:p>
      <text:p text:style-name="Standard"><text:span text:style-name="T1">Того змия воспоминаний,</text:span></text:p>
      <text:p text:style-name="Standard"><text:span text:style-name="T1">Того раскаянье грызет.</text:span></text:p>
      <text:p text:style-name="Standard"><text:span text:style-name="T1">Все это часто придает</text:span></text:p>
      <text:p text:style-name="Standard"><text:span text:style-name="T1">Большую прелесть разговору.</text:span></text:p>
      <text:p text:style-name="Standard"><text:span text:style-name="T1">Сперва Онегина язык</text:span></text:p>
      <text:p text:style-name="Standard"><text:span text:style-name="T1">Меня смущал; но я привык</text:span></text:p>
      <text:p text:style-name="Standard"><text:span text:style-name="T1">К его язвительному спору,</text:span></text:p>
      <text:p text:style-name="Standard"><text:span text:style-name="T1">И к шутке с желчью пополам,</text:span></text:p>
      <text:p text:style-name="Standard"><text:span text:style-name="T1">И злости мрачных эпиграмм.</text:span></text:p>
      <text:p text:style-name="Standard"><text:span text:style-name="T1"> </text:span></text:p>
      <text:p text:style-name="Standard"><text:span text:style-name="T1">XLVII.</text:span></text:p>
      <text:p text:style-name="Standard"><text:span text:style-name="T1"> </text:span></text:p>
      <text:p text:style-name="Standard"><text:span text:style-name="T1">Как часто летнею порою,</text:span></text:p>
      <text:p text:style-name="Standard"><text:span text:style-name="T1">Когда прозрачно и светло</text:span></text:p>
      <text:p text:style-name="Standard"><text:span text:style-name="T1">Ночное небо над Невою,</text:span></text:p>
      <text:p text:style-name="Standard"><text:span text:style-name="T1">И вод веселое стекло</text:span></text:p>
      <text:p text:style-name="Standard"><text:span text:style-name="T1">Не отражает лик Дианы,</text:span></text:p>
      <text:p text:style-name="Standard"><text:span text:style-name="T1">Воспомня прежних лет романы,</text:span></text:p>
      <text:p text:style-name="Standard"><text:span text:style-name="T1">Воспомня прежнюю любовь,</text:span></text:p>
      <text:p text:style-name="Standard"><text:span text:style-name="T1">Чувствительны, беспечны вновь,</text:span></text:p>
      <text:p text:style-name="Standard"><text:span text:style-name="T1">Дыханьем ночи благосклонной</text:span></text:p>
      <text:p text:style-name="Standard"><text:span text:style-name="T1">Безмолвно упивались мы!</text:span></text:p>
      <text:p text:style-name="Standard"><text:span text:style-name="T1">Как в лес зеленый из тюрьмы</text:span></text:p>
      <text:p text:style-name="Standard"><text:span text:style-name="T1">Перенесен колодник сонный,</text:span></text:p>
      <text:p text:style-name="Standard"><text:soft-page-break/><text:span text:style-name="T1">Так уносились мы мечтой</text:span></text:p>
      <text:p text:style-name="Standard"><text:span text:style-name="T1">К началу жизни молодой.</text:span></text:p>
      <text:p text:style-name="Standard"><text:span text:style-name="T1"> </text:span></text:p>
      <text:p text:style-name="Standard"><text:span text:style-name="T1">XLVIII.</text:span></text:p>
      <text:p text:style-name="Standard"><text:span text:style-name="T1"> </text:span></text:p>
      <text:p text:style-name="Standard"><text:span text:style-name="T1">С душою, полной сожалений,</text:span></text:p>
      <text:p text:style-name="Standard"><text:span text:style-name="T1">И опершися на гранит,</text:span></text:p>
      <text:p text:style-name="Standard"><text:span text:style-name="T1">Стоял задумчиво Евгений,</text:span></text:p>
      <text:p text:style-name="Standard"><text:span text:style-name="T1">Как описал себя Пиит (9).</text:span></text:p>
      <text:p text:style-name="Standard"><text:span text:style-name="T1">Все было тихо; лишь ночные</text:span></text:p>
      <text:p text:style-name="Standard"><text:span text:style-name="T1">Перекликались часовые;</text:span></text:p>
      <text:p text:style-name="Standard"><text:span text:style-name="T1">Да дрожек отдаленный стук</text:span></text:p>
      <text:p text:style-name="Standard"><text:span text:style-name="T1">С Мильонной раздавался вдруг;</text:span></text:p>
      <text:p text:style-name="Standard"><text:span text:style-name="T1">Лишь лодка, веслами махая,</text:span></text:p>
      <text:p text:style-name="Standard"><text:span text:style-name="T1">Плыла по дремлющей реке:</text:span></text:p>
      <text:p text:style-name="Standard"><text:span text:style-name="T1">И нас пленяли вдалеке</text:span></text:p>
      <text:p text:style-name="Standard"><text:span text:style-name="T1">Рожок и песня удалая...</text:span></text:p>
      <text:p text:style-name="Standard"><text:span text:style-name="T1">Но слаще, средь ночных забав,</text:span></text:p>
      <text:p text:style-name="Standard"><text:span text:style-name="T1">Напев Торкватовых октав!</text:span></text:p>
      <text:p text:style-name="Standard"><text:span text:style-name="T1"> </text:span></text:p>
      <text:p text:style-name="Standard"><text:span text:style-name="T1">XLIX.</text:span></text:p>
      <text:p text:style-name="Standard"><text:span text:style-name="T1"> </text:span></text:p>
      <text:p text:style-name="Standard"><text:span text:style-name="T1">Адриатические волны,</text:span></text:p>
      <text:p text:style-name="Standard"><text:span text:style-name="T1">О Брента! нет, увижу вас,</text:span></text:p>
      <text:p text:style-name="Standard"><text:span text:style-name="T1">И вдохновенья снова полный,</text:span></text:p>
      <text:p text:style-name="Standard"><text:soft-page-break/><text:span text:style-name="T1">Услышу ваш волшебный глас!</text:span></text:p>
      <text:p text:style-name="Standard"><text:span text:style-name="T1">Он свят для внуков Аполлона;</text:span></text:p>
      <text:p text:style-name="Standard"><text:span text:style-name="T1">По гордой лире Альбиона</text:span></text:p>
      <text:p text:style-name="Standard"><text:span text:style-name="T1">Он мне знаком, он мне родной.</text:span></text:p>
      <text:p text:style-name="Standard"><text:span text:style-name="T1">Ночей Италии златой</text:span></text:p>
      <text:p text:style-name="Standard"><text:span text:style-name="T1">Я негой наслажусь на воле,</text:span></text:p>
      <text:p text:style-name="Standard"><text:span text:style-name="T1">С венециянкою младой,</text:span></text:p>
      <text:p text:style-name="Standard"><text:span text:style-name="T1">То говорливой, то немой,</text:span></text:p>
      <text:p text:style-name="Standard"><text:span text:style-name="T1">Плывя в таинственной гондоле;</text:span></text:p>
      <text:p text:style-name="Standard"><text:span text:style-name="T1">С ней обретут уста мои</text:span></text:p>
      <text:p text:style-name="Standard"><text:span text:style-name="T1">Язык Петрарки и любви.</text:span></text:p>
      <text:p text:style-name="Standard"><text:span text:style-name="T1"> </text:span></text:p>
      <text:p text:style-name="Standard"><text:span text:style-name="T1">L.</text:span></text:p>
      <text:p text:style-name="Standard"><text:span text:style-name="T1"> </text:span></text:p>
      <text:p text:style-name="Standard"><text:span text:style-name="T1">Придет ли час моей свободы?</text:span></text:p>
      <text:p text:style-name="Standard"><text:span text:style-name="T1">Пора, пора! - взываю к ней;</text:span></text:p>
      <text:p text:style-name="Standard"><text:span text:style-name="T1">Брожу над морем, жду погоды,</text:span></text:p>
      <text:p text:style-name="Standard"><text:span text:style-name="T1">Маню ветрила кораблей.</text:span></text:p>
      <text:p text:style-name="Standard"><text:span text:style-name="T1">Под ризой бурь, с волнами споря,</text:span></text:p>
      <text:p text:style-name="Standard"><text:span text:style-name="T1">По вольному распутью моря</text:span></text:p>
      <text:p text:style-name="Standard"><text:span text:style-name="T1">Когда ж начну я вольный бег?</text:span></text:p>
      <text:p text:style-name="Standard"><text:span text:style-name="T1">Пора покинуть скучный брег</text:span></text:p>
      <text:p text:style-name="Standard"><text:span text:style-name="T1">Мне неприязненной стихии,</text:span></text:p>
      <text:p text:style-name="Standard"><text:span text:style-name="T1">И средь полуденных зыбей,</text:span></text:p>
      <text:p text:style-name="Standard"><text:span text:style-name="T1">Под небом Африки моей,</text:span></text:p>
      <text:p text:style-name="Standard"><text:soft-page-break/><text:span text:style-name="T1">Вздыхать о сумрачной России,</text:span></text:p>
      <text:p text:style-name="Standard"><text:span text:style-name="T1">Где я страдал, где я любил,</text:span></text:p>
      <text:p text:style-name="Standard"><text:span text:style-name="T1">Где сердце я похоронил.</text:span></text:p>
      <text:p text:style-name="Standard"><text:span text:style-name="T1"> </text:span></text:p>
      <text:p text:style-name="Standard"><text:span text:style-name="T1">LI.</text:span></text:p>
      <text:p text:style-name="Standard"><text:span text:style-name="T1"> </text:span></text:p>
      <text:p text:style-name="Standard"><text:span text:style-name="T1">Онегин был готов со мною</text:span></text:p>
      <text:p text:style-name="Standard"><text:span text:style-name="T1">Увидеть чуждые страны;</text:span></text:p>
      <text:p text:style-name="Standard"><text:span text:style-name="T1">Но скоро были мы судьбою</text:span></text:p>
      <text:p text:style-name="Standard"><text:span text:style-name="T1">На долгий срок разведены.</text:span></text:p>
      <text:p text:style-name="Standard"><text:span text:style-name="T1">Отец его тогда скончался.</text:span></text:p>
      <text:p text:style-name="Standard"><text:span text:style-name="T1">Перед Онегиным собрался</text:span></text:p>
      <text:p text:style-name="Standard"><text:span text:style-name="T1">Заимодавцев жадный полк.</text:span></text:p>
      <text:p text:style-name="Standard"><text:span text:style-name="T1">У каждого свой ум и толк:</text:span></text:p>
      <text:p text:style-name="Standard"><text:span text:style-name="T1">Евгений, тяжбы ненавидя,</text:span></text:p>
      <text:p text:style-name="Standard"><text:span text:style-name="T1">Довольный жребием своим,</text:span></text:p>
      <text:p text:style-name="Standard"><text:span text:style-name="T1">Наследство предоставил им,</text:span></text:p>
      <text:p text:style-name="Standard"><text:span text:style-name="T1">Большой потери в том не видя</text:span></text:p>
      <text:p text:style-name="Standard"><text:span text:style-name="T1">Иль предузнав издалека</text:span></text:p>
      <text:p text:style-name="Standard"><text:span text:style-name="T1">Кончину дяди-старика.</text:span></text:p>
      <text:p text:style-name="Standard"><text:span text:style-name="T1"> </text:span></text:p>
      <text:p text:style-name="Standard"><text:span text:style-name="T1">LII.</text:span></text:p>
      <text:p text:style-name="Standard"><text:span text:style-name="T1"> </text:span></text:p>
      <text:p text:style-name="Standard"><text:span text:style-name="T1">Вдруг получил он в самом деле</text:span></text:p>
      <text:p text:style-name="Standard"><text:span text:style-name="T1">От управителя доклад,</text:span></text:p>
      <text:p text:style-name="Standard"><text:soft-page-break/><text:span text:style-name="T1">Что дядя при смерти в постеле</text:span></text:p>
      <text:p text:style-name="Standard"><text:span text:style-name="T1">И с ним проститься был бы рад.</text:span></text:p>
      <text:p text:style-name="Standard"><text:span text:style-name="T1">Прочтя печальное посланье,</text:span></text:p>
      <text:p text:style-name="Standard"><text:span text:style-name="T1">Евгений тотчас на свиданье</text:span></text:p>
      <text:p text:style-name="Standard"><text:span text:style-name="T1">Стремглав по почте поскакал</text:span></text:p>
      <text:p text:style-name="Standard"><text:span text:style-name="T1">И уж заранее зевал,</text:span></text:p>
      <text:p text:style-name="Standard"><text:span text:style-name="T1">Приготовляясь, денег ради,</text:span></text:p>
      <text:p text:style-name="Standard"><text:span text:style-name="T1">На вздохи, скуку и обман</text:span></text:p>
      <text:p text:style-name="Standard"><text:span text:style-name="T1">(И тем я начал мой роман);</text:span></text:p>
      <text:p text:style-name="Standard"><text:span text:style-name="T1">Но, прилетев в деревню дяди,</text:span></text:p>
      <text:p text:style-name="Standard"><text:span text:style-name="T1">Его нашел уж на столе,</text:span></text:p>
      <text:p text:style-name="Standard"><text:span text:style-name="T1">Как дань готовую земле.</text:span></text:p>
      <text:p text:style-name="Standard"><text:span text:style-name="T1"> </text:span></text:p>
      <text:p text:style-name="Standard"><text:span text:style-name="T1">LIII.</text:span></text:p>
      <text:p text:style-name="Standard"><text:span text:style-name="T1"> </text:span></text:p>
      <text:p text:style-name="Standard"><text:span text:style-name="T1">Нашел он полон двор услуги;</text:span></text:p>
      <text:p text:style-name="Standard"><text:span text:style-name="T1">К покойнику со всех сторон</text:span></text:p>
      <text:p text:style-name="Standard"><text:span text:style-name="T1">Съезжались недруги и други,</text:span></text:p>
      <text:p text:style-name="Standard"><text:span text:style-name="T1">Охотники до похорон.</text:span></text:p>
      <text:p text:style-name="Standard"><text:span text:style-name="T1">Покойника похоронили.</text:span></text:p>
      <text:p text:style-name="Standard"><text:span text:style-name="T1">Попы и гости ели, пили,</text:span></text:p>
      <text:p text:style-name="Standard"><text:span text:style-name="T1">И после важно разошлись,</text:span></text:p>
      <text:p text:style-name="Standard"><text:span text:style-name="T1">Как будто делом занялись.</text:span></text:p>
      <text:p text:style-name="Standard"><text:span text:style-name="T1">Вот наш Онегин сельский житель,</text:span></text:p>
      <text:p text:style-name="Standard"><text:span text:style-name="T1">Заводов, вод, лесов, земель</text:span></text:p>
      <text:p text:style-name="Standard"><text:soft-page-break/><text:span text:style-name="T1">Хозяин полный, а досель</text:span></text:p>
      <text:p text:style-name="Standard"><text:span text:style-name="T1">Порядка враг и расточитель,</text:span></text:p>
      <text:p text:style-name="Standard"><text:span text:style-name="T1">И очень рад, что прежний путь</text:span></text:p>
      <text:p text:style-name="Standard"><text:span text:style-name="T1">Переменил на что-нибудь.</text:span></text:p>
      <text:p text:style-name="Standard"><text:span text:style-name="T1"> </text:span></text:p>
      <text:p text:style-name="Standard"><text:span text:style-name="T1">LIV.</text:span></text:p>
      <text:p text:style-name="Standard"><text:span text:style-name="T1"> </text:span></text:p>
      <text:p text:style-name="Standard"><text:span text:style-name="T1">Два дня ему казались новы</text:span></text:p>
      <text:p text:style-name="Standard"><text:span text:style-name="T1">Уединенные поля,</text:span></text:p>
      <text:p text:style-name="Standard"><text:span text:style-name="T1">Прохлада сумрачной дубровы,</text:span></text:p>
      <text:p text:style-name="Standard"><text:span text:style-name="T1">Журчанье тихого ручья;</text:span></text:p>
      <text:p text:style-name="Standard"><text:span text:style-name="T1">На третий роща, холм и поле</text:span></text:p>
      <text:p text:style-name="Standard"><text:span text:style-name="T1">Его не занимали боле;</text:span></text:p>
      <text:p text:style-name="Standard"><text:span text:style-name="T1">Потом уж наводили сон;</text:span></text:p>
      <text:p text:style-name="Standard"><text:span text:style-name="T1">Потом увидел ясно он,</text:span></text:p>
      <text:p text:style-name="Standard"><text:span text:style-name="T1">Что и в деревне скука та же,</text:span></text:p>
      <text:p text:style-name="Standard"><text:span text:style-name="T1">Хоть нет ни улиц, ни дворцов,</text:span></text:p>
      <text:p text:style-name="Standard"><text:span text:style-name="T1">Ни карт, ни балов, ни стихов.</text:span></text:p>
      <text:p text:style-name="Standard"><text:span text:style-name="T1">Хандра ждала его на страже,</text:span></text:p>
      <text:p text:style-name="Standard"><text:span text:style-name="T1">И бегала за ним она,</text:span></text:p>
      <text:p text:style-name="Standard"><text:span text:style-name="T1">Как тень иль верная жена.</text:span></text:p>
      <text:p text:style-name="Standard"><text:span text:style-name="T1"> </text:span></text:p>
      <text:p text:style-name="Standard"><text:span text:style-name="T1">LV.</text:span></text:p>
      <text:p text:style-name="Standard"><text:span text:style-name="T1"> </text:span></text:p>
      <text:p text:style-name="Standard"><text:span text:style-name="T1">Я был рожден для жизни мирной,</text:span></text:p>
      <text:p text:style-name="Standard"><text:soft-page-break/><text:span text:style-name="T1">Для деревенской тишины:</text:span></text:p>
      <text:p text:style-name="Standard"><text:span text:style-name="T1">В глуши звучнее голос лирный,</text:span></text:p>
      <text:p text:style-name="Standard"><text:span text:style-name="T1">Живее творческие сны.</text:span></text:p>
      <text:p text:style-name="Standard"><text:span text:style-name="T1">Досугам посвятясь невинным,</text:span></text:p>
      <text:p text:style-name="Standard"><text:span text:style-name="T1">Брожу над озером пустынным,</text:span></text:p>
      <text:p text:style-name="Standard"><text:span text:style-name="T1">И far niente мой закон.</text:span></text:p>
      <text:p text:style-name="Standard"><text:span text:style-name="T1">Я каждым утром пробужден</text:span></text:p>
      <text:p text:style-name="Standard"><text:span text:style-name="T1">Для сладкой неги и свободы:</text:span></text:p>
      <text:p text:style-name="Standard"><text:span text:style-name="T1">Читаю мало, долго сплю,</text:span></text:p>
      <text:p text:style-name="Standard"><text:span text:style-name="T1">Летучей славы не ловлю.</text:span></text:p>
      <text:p text:style-name="Standard"><text:span text:style-name="T1">Не так ли я в былые годы</text:span></text:p>
      <text:p text:style-name="Standard"><text:span text:style-name="T1">Провел в бездействии, в тени</text:span></text:p>
      <text:p text:style-name="Standard"><text:span text:style-name="T1">Мои счастливейшие дни?</text:span></text:p>
      <text:p text:style-name="Standard"><text:span text:style-name="T1"> </text:span></text:p>
      <text:p text:style-name="Standard"><text:span text:style-name="T1">LVI.</text:span></text:p>
      <text:p text:style-name="Standard"><text:span text:style-name="T1"> </text:span></text:p>
      <text:p text:style-name="Standard"><text:span text:style-name="T1">Цветы, любовь, деревня, праздность,</text:span></text:p>
      <text:p text:style-name="Standard"><text:span text:style-name="T1">Поля! я предан вам душой.</text:span></text:p>
      <text:p text:style-name="Standard"><text:span text:style-name="T1">Всегда я рад заметить разность</text:span></text:p>
      <text:p text:style-name="Standard"><text:span text:style-name="T1">Между Онегиным и мной,</text:span></text:p>
      <text:p text:style-name="Standard"><text:span text:style-name="T1">Чтобы насмешливый читатель</text:span></text:p>
      <text:p text:style-name="Standard"><text:span text:style-name="T1">Или какой-нибудь издатель</text:span></text:p>
      <text:p text:style-name="Standard"><text:span text:style-name="T1">Замысловатой клеветы,</text:span></text:p>
      <text:p text:style-name="Standard"><text:span text:style-name="T1">Сличая здесь мои черты,</text:span></text:p>
      <text:p text:style-name="Standard"><text:span text:style-name="T1">Не повторял потом безбожно,</text:span></text:p>
      <text:p text:style-name="Standard"><text:soft-page-break/><text:span text:style-name="T1">Что намарал я свой портрет,</text:span></text:p>
      <text:p text:style-name="Standard"><text:span text:style-name="T1">Как Байрон, гордости поэт,</text:span></text:p>
      <text:p text:style-name="Standard"><text:span text:style-name="T1">Как будто нам уж невозможно</text:span></text:p>
      <text:p text:style-name="Standard"><text:span text:style-name="T1">Писать поэмы о другом,</text:span></text:p>
      <text:p text:style-name="Standard"><text:span text:style-name="T1">Как только о себе самом.</text:span></text:p>
      <text:p text:style-name="Standard"><text:span text:style-name="T1"> </text:span></text:p>
      <text:p text:style-name="Standard"><text:span text:style-name="T1">LVII.</text:span></text:p>
      <text:p text:style-name="Standard"><text:span text:style-name="T1"> </text:span></text:p>
      <text:p text:style-name="Standard"><text:span text:style-name="T1">Замечу кстати: все поэты --</text:span></text:p>
      <text:p text:style-name="Standard"><text:span text:style-name="T1">Любви мечтательной друзья.</text:span></text:p>
      <text:p text:style-name="Standard"><text:span text:style-name="T1">Бывало, милые предметы</text:span></text:p>
      <text:p text:style-name="Standard"><text:span text:style-name="T1">Мне снились, и душа моя</text:span></text:p>
      <text:p text:style-name="Standard"><text:span text:style-name="T1">Их образ тайный сохранила;</text:span></text:p>
      <text:p text:style-name="Standard"><text:span text:style-name="T1">Их после Муза оживила:</text:span></text:p>
      <text:p text:style-name="Standard"><text:span text:style-name="T1">Так я, беспечен, воспевал</text:span></text:p>
      <text:p text:style-name="Standard"><text:span text:style-name="T1">И деву гор, мой идеал,</text:span></text:p>
      <text:p text:style-name="Standard"><text:span text:style-name="T1">И пленниц берегов Салгира.</text:span></text:p>
      <text:p text:style-name="Standard"><text:span text:style-name="T1">Теперь от вас, мои друзья,</text:span></text:p>
      <text:p text:style-name="Standard"><text:span text:style-name="T1">Вопрос нередко слышу я:</text:span></text:p>
      <text:p text:style-name="Standard"><text:span text:style-name="T1">"O ком твоя вздыхает лира?</text:span></text:p>
      <text:p text:style-name="Standard"><text:span text:style-name="T1">Кому, в толпе ревнивых дев,</text:span></text:p>
      <text:p text:style-name="Standard"><text:span text:style-name="T1">Ты посвятил ее напев?</text:span></text:p>
      <text:p text:style-name="Standard"><text:span text:style-name="T1"> </text:span></text:p>
      <text:p text:style-name="Standard"><text:span text:style-name="T1">LVIII.</text:span></text:p>
      <text:p text:style-name="Standard"><text:span text:style-name="T1"> </text:span></text:p>
      <text:p text:style-name="Standard"><text:soft-page-break/><text:span text:style-name="T1">Чей взор, волнуя вдохновенье,</text:span></text:p>
      <text:p text:style-name="Standard"><text:span text:style-name="T1">Умильной лаской наградил</text:span></text:p>
      <text:p text:style-name="Standard"><text:span text:style-name="T1">Твое задумчивое пенье?</text:span></text:p>
      <text:p text:style-name="Standard"><text:span text:style-name="T1">Кого твой стих боготворил?"</text:span></text:p>
      <text:p text:style-name="Standard"><text:span text:style-name="T1">И, други, никого, ей-богу!</text:span></text:p>
      <text:p text:style-name="Standard"><text:span text:style-name="T1">Любви безумную тревогу</text:span></text:p>
      <text:p text:style-name="Standard"><text:span text:style-name="T1">Я безотрадно испытал.</text:span></text:p>
      <text:p text:style-name="Standard"><text:span text:style-name="T1">Блажен, кто с нею сочетал</text:span></text:p>
      <text:p text:style-name="Standard"><text:span text:style-name="T1">Горячку рифм: он тем удвоил</text:span></text:p>
      <text:p text:style-name="Standard"><text:span text:style-name="T1">Поэзии священный бред,</text:span></text:p>
      <text:p text:style-name="Standard"><text:span text:style-name="T1">Петрарке шествуя вослед,</text:span></text:p>
      <text:p text:style-name="Standard"><text:span text:style-name="T1">А муки сердца успокоил,</text:span></text:p>
      <text:p text:style-name="Standard"><text:span text:style-name="T1">Поймал и славу между тем;</text:span></text:p>
      <text:p text:style-name="Standard"><text:span text:style-name="T1">Но я, любя, был глуп и нем.</text:span></text:p>
      <text:p text:style-name="Standard"><text:span text:style-name="T1"> </text:span></text:p>
      <text:p text:style-name="Standard"><text:span text:style-name="T1">LIX.</text:span></text:p>
      <text:p text:style-name="Standard"><text:span text:style-name="T1"> </text:span></text:p>
      <text:p text:style-name="Standard"><text:span text:style-name="T1">Прошла любовь, явилась Муза,</text:span></text:p>
      <text:p text:style-name="Standard"><text:span text:style-name="T1">И прояснился темный ум.</text:span></text:p>
      <text:p text:style-name="Standard"><text:span text:style-name="T1">Свободен, вновь ищу союза</text:span></text:p>
      <text:p text:style-name="Standard"><text:span text:style-name="T1">Волшебных звуков, чувств и дум;</text:span></text:p>
      <text:p text:style-name="Standard"><text:span text:style-name="T1">Пишу, и сердце не тоскует,</text:span></text:p>
      <text:p text:style-name="Standard"><text:span text:style-name="T1">Перо, забывшись, не рисует,</text:span></text:p>
      <text:p text:style-name="Standard"><text:span text:style-name="T1">Близ неоконченных стихов,</text:span></text:p>
      <text:p text:style-name="Standard"><text:span text:style-name="T1">Ни женских ножек, ни голов;</text:span></text:p>
      <text:p text:style-name="Standard"><text:soft-page-break/><text:span text:style-name="T1">Погасший пепел уж не вспыхнет,</text:span></text:p>
      <text:p text:style-name="Standard"><text:span text:style-name="T1">Я всё грущу; но слез уж нет,</text:span></text:p>
      <text:p text:style-name="Standard"><text:span text:style-name="T1">И скоро, скоро бури след</text:span></text:p>
      <text:p text:style-name="Standard"><text:span text:style-name="T1">В душе моей совсем утихнет:</text:span></text:p>
      <text:p text:style-name="Standard"><text:span text:style-name="T1">Тогда-то я начну писать</text:span></text:p>
      <text:p text:style-name="Standard"><text:span text:style-name="T1">Поэму песен в двадцать пять.</text:span></text:p>
      <text:p text:style-name="Standard"><text:span text:style-name="T1"> </text:span></text:p>
      <text:p text:style-name="Standard"><text:span text:style-name="T1">LX.</text:span></text:p>
      <text:p text:style-name="Standard"><text:span text:style-name="T1"> </text:span></text:p>
      <text:p text:style-name="Standard"><text:span text:style-name="T1">Я думал уж о форме плана,</text:span></text:p>
      <text:p text:style-name="Standard"><text:span text:style-name="T1">И как героя назову;</text:span></text:p>
      <text:p text:style-name="Standard"><text:span text:style-name="T1">Покамест моего романа</text:span></text:p>
      <text:p text:style-name="Standard"><text:span text:style-name="T1">Я кончил первую главу;</text:span></text:p>
      <text:p text:style-name="Standard"><text:span text:style-name="T1">Пересмотрел все это строго:</text:span></text:p>
      <text:p text:style-name="Standard"><text:span text:style-name="T1">Противоречий очень много,</text:span></text:p>
      <text:p text:style-name="Standard"><text:span text:style-name="T1">Но их исправить не хочу.</text:span></text:p>
      <text:p text:style-name="Standard"><text:span text:style-name="T1">Цензуре долг свой заплачу,</text:span></text:p>
      <text:p text:style-name="Standard"><text:span text:style-name="T1">И журналистам на съеденье</text:span></text:p>
      <text:p text:style-name="Standard"><text:span text:style-name="T1">Плоды трудов моих отдам:</text:span></text:p>
      <text:p text:style-name="Standard"><text:span text:style-name="T1">Иди же к невским берегам,</text:span></text:p>
      <text:p text:style-name="Standard"><text:span text:style-name="T1">Новорожденное творенье,</text:span></text:p>
      <text:p text:style-name="Standard"><text:span text:style-name="T1">И заслужи мне славы дань:</text:span></text:p>
      <text:p text:style-name="Standard"><text:span text:style-name="T1">Кривые толки, шум и брань!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swiss" style:font-pitch="variable" fo:font-size="11pt" style:font-name-asian="F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msonormal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msopapdefault" style:family="paragraph" style:parent-style-name="Standard">
      <style:paragraph-properties fo:margin-top="0.494cm" fo:margin-bottom="0.353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ergey</meta:initial-creator>
    <dc:creator>Sergey</dc:creator>
    <meta:editing-cycles>2</meta:editing-cycles>
    <meta:creation-date>2020-08-08T11:43:00</meta:creation-date>
    <dc:date>2020-08-08T11:43:00</dc:date>
    <meta:editing-duration>PT1M</meta:editing-duration>
    <meta:generator>LibreOffice/25.2.6.2$Windows_X86_64 LibreOffice_project/729c5bfe710f5eb71ed3bbde9e06a6065e9c6c5d</meta:generator>
    <meta:document-statistic meta:table-count="0" meta:image-count="0" meta:object-count="0" meta:page-count="38" meta:paragraph-count="948" meta:word-count="3547" meta:character-count="20124" meta:non-whitespace-character-count="17295"/>
    <meta:user-defined meta:name="AppVersion">16.0000</meta:user-defined>
    <meta:template xlink:type="simple" xlink:actuate="onRequest" xlink:title="Normal" xlink:href=""/>
  </office:meta>
</office:document-meta>
</file>